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b8df6" officeooo:paragraph-rsid="000b8df6" style:font-weight-asian="bold" style:font-weight-complex="bold"/>
    </style:style>
    <style:style style:name="P3" style:family="paragraph" style:parent-style-name="Standard">
      <style:text-properties fo:font-weight="bold" officeooo:rsid="000c3a18" officeooo:paragraph-rsid="000c3a18" style:font-weight-asian="bold" style:font-weight-complex="bold"/>
    </style:style>
    <style:style style:name="P4" style:family="paragraph" style:parent-style-name="Standard" style:list-style-name="L2">
      <style:text-properties fo:font-weight="bold" officeooo:rsid="000c3a18" officeooo:paragraph-rsid="000c3a18" style:font-weight-asian="bold" style:font-weight-complex="bold"/>
    </style:style>
    <style:style style:name="P5" style:family="paragraph" style:parent-style-name="Standard" style:list-style-name="L4">
      <style:text-properties fo:font-weight="bold" officeooo:rsid="000c3a18" officeooo:paragraph-rsid="000c3a18" style:font-weight-asian="bold" style:font-weight-complex="bold"/>
    </style:style>
    <style:style style:name="P6" style:family="paragraph" style:parent-style-name="Standard" style:list-style-name="L5">
      <style:text-properties fo:font-weight="bold" officeooo:rsid="000c3a18" officeooo:paragraph-rsid="000c3a18" style:font-weight-asian="bold" style:font-weight-complex="bold"/>
    </style:style>
    <style:style style:name="P7" style:family="paragraph" style:parent-style-name="Standard">
      <style:text-properties fo:color="#ce181e" fo:font-style="italic" fo:font-weight="bold" officeooo:rsid="000b8df6" officeooo:paragraph-rsid="000b8df6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use-window-font-color="true" fo:font-style="normal" fo:font-weight="bold" officeooo:rsid="000b8df6" officeooo:paragraph-rsid="000b8df6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text-properties style:use-window-font-color="true" fo:font-style="normal" fo:font-weight="bold" officeooo:rsid="000b8df6" officeooo:paragraph-rsid="000b8df6" style:font-style-asian="normal" style:font-weight-asian="bold" style:font-style-complex="normal" style:font-weight-complex="bold"/>
    </style:style>
    <style:style style:name="P10" style:family="paragraph" style:parent-style-name="Standard" style:list-style-name="L1">
      <style:text-properties style:use-window-font-color="true" fo:font-style="normal" fo:font-weight="bold" officeooo:rsid="000b8df6" officeooo:paragraph-rsid="000c3a18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use-window-font-color="true" fo:font-weight="bold" officeooo:rsid="000c3a18" officeooo:paragraph-rsid="000c3a18" style:font-weight-asian="bold" style:font-weight-complex="bold"/>
    </style:style>
    <style:style style:name="P12" style:family="paragraph" style:parent-style-name="Standard" style:list-style-name="L7">
      <style:text-properties style:use-window-font-color="true" fo:font-weight="bold" officeooo:rsid="000c3a18" officeooo:paragraph-rsid="000c3a18" style:font-weight-asian="bold" style:font-weight-complex="bold"/>
    </style:style>
    <style:style style:name="P13" style:family="paragraph" style:parent-style-name="Standard" style:list-style-name="L8">
      <style:text-properties style:use-window-font-color="true" fo:font-weight="bold" officeooo:rsid="000c3a18" officeooo:paragraph-rsid="000c3a18" style:font-weight-asian="bold" style:font-weight-complex="bold"/>
    </style:style>
    <style:style style:name="P14" style:family="paragraph" style:parent-style-name="Standard" style:list-style-name="L9">
      <style:text-properties style:use-window-font-color="true" fo:font-weight="bold" officeooo:rsid="000c3a18" officeooo:paragraph-rsid="000c3a18" style:font-weight-asian="bold" style:font-weight-complex="bold"/>
    </style:style>
    <style:style style:name="P15" style:family="paragraph" style:parent-style-name="Standard">
      <style:text-properties style:use-window-font-color="true" fo:font-weight="bold" officeooo:rsid="000e0e94" officeooo:paragraph-rsid="000e0e94" style:font-weight-asian="bold" style:font-weight-complex="bold"/>
    </style:style>
    <style:style style:name="P16" style:family="paragraph" style:parent-style-name="Standard" style:list-style-name="L10">
      <style:text-properties style:use-window-font-color="true" fo:font-weight="bold" officeooo:rsid="000e0e94" officeooo:paragraph-rsid="000e0e94" style:font-weight-asian="bold" style:font-weight-complex="bold"/>
    </style:style>
    <style:style style:name="P17" style:family="paragraph" style:parent-style-name="Standard" style:list-style-name="L13">
      <style:text-properties style:use-window-font-color="true" fo:font-weight="bold" officeooo:rsid="000e0e94" officeooo:paragraph-rsid="000e0e94" style:font-weight-asian="bold" style:font-weight-complex="bold"/>
    </style:style>
    <style:style style:name="P18" style:family="paragraph" style:parent-style-name="Standard" style:list-style-name="L14">
      <style:text-properties style:use-window-font-color="true" fo:font-weight="bold" officeooo:rsid="000e0e94" officeooo:paragraph-rsid="000e0e94" style:font-weight-asian="bold" style:font-weight-complex="bold"/>
    </style:style>
    <style:style style:name="P19" style:family="paragraph" style:parent-style-name="Standard">
      <style:text-properties style:use-window-font-color="true" fo:font-weight="bold" officeooo:rsid="000fe4b1" officeooo:paragraph-rsid="000fe4b1" style:font-weight-asian="bold" style:font-weight-complex="bold"/>
    </style:style>
    <style:style style:name="P20" style:family="paragraph" style:parent-style-name="Standard" style:list-style-name="L15">
      <style:text-properties style:use-window-font-color="true" fo:font-weight="bold" officeooo:rsid="000fe4b1" officeooo:paragraph-rsid="000fe4b1" style:font-weight-asian="bold" style:font-weight-complex="bold"/>
    </style:style>
    <style:style style:name="P21" style:family="paragraph" style:parent-style-name="Standard" style:list-style-name="L17">
      <style:text-properties style:use-window-font-color="true" fo:font-weight="bold" officeooo:rsid="000fe4b1" officeooo:paragraph-rsid="000fe4b1" style:font-weight-asian="bold" style:font-weight-complex="bold"/>
    </style:style>
    <style:style style:name="P22" style:family="paragraph" style:parent-style-name="Standard" style:list-style-name="L22">
      <style:text-properties style:use-window-font-color="true" fo:font-weight="bold" officeooo:rsid="000fe4b1" officeooo:paragraph-rsid="000fe4b1" style:font-weight-asian="bold" style:font-weight-complex="bold"/>
    </style:style>
    <style:style style:name="P23" style:family="paragraph" style:parent-style-name="Standard">
      <style:text-properties style:use-window-font-color="true" fo:font-weight="bold" officeooo:rsid="0010b9f2" officeooo:paragraph-rsid="0010b9f2" style:font-weight-asian="bold" style:font-weight-complex="bold"/>
    </style:style>
    <style:style style:name="P24" style:family="paragraph" style:parent-style-name="Standard" style:list-style-name="L23">
      <style:text-properties style:use-window-font-color="true" fo:font-weight="bold" officeooo:rsid="0010b9f2" officeooo:paragraph-rsid="0010b9f2" style:font-weight-asian="bold" style:font-weight-complex="bold"/>
    </style:style>
    <style:style style:name="P25" style:family="paragraph" style:parent-style-name="Standard" style:list-style-name="L24">
      <style:text-properties style:use-window-font-color="true" fo:font-weight="bold" officeooo:rsid="0010b9f2" officeooo:paragraph-rsid="0010b9f2" style:font-weight-asian="bold" style:font-weight-complex="bold"/>
    </style:style>
    <style:style style:name="P26" style:family="paragraph" style:parent-style-name="Standard" style:list-style-name="L25">
      <style:text-properties style:use-window-font-color="true" fo:font-weight="bold" officeooo:rsid="0010b9f2" officeooo:paragraph-rsid="0010b9f2" style:font-weight-asian="bold" style:font-weight-complex="bold"/>
    </style:style>
    <style:style style:name="P27" style:family="paragraph" style:parent-style-name="Standard" style:list-style-name="L25">
      <style:text-properties style:use-window-font-color="true" fo:font-weight="bold" officeooo:rsid="0010b9f2" officeooo:paragraph-rsid="00112e98" style:font-weight-asian="bold" style:font-weight-complex="bold"/>
    </style:style>
    <style:style style:name="P28" style:family="paragraph" style:parent-style-name="Standard">
      <style:text-properties style:use-window-font-color="true" fo:font-weight="bold" officeooo:rsid="00112e98" officeooo:paragraph-rsid="00112e98" style:font-weight-asian="bold" style:font-weight-complex="bold"/>
    </style:style>
    <style:style style:name="P29" style:family="paragraph" style:parent-style-name="Standard" style:list-style-name="L26">
      <style:text-properties style:use-window-font-color="true" fo:font-weight="bold" officeooo:rsid="00112e98" officeooo:paragraph-rsid="00112e98" style:font-weight-asian="bold" style:font-weight-complex="bold"/>
    </style:style>
    <style:style style:name="P30" style:family="paragraph" style:parent-style-name="Standard" style:list-style-name="L29">
      <style:text-properties style:use-window-font-color="true" fo:font-weight="bold" officeooo:rsid="00112e98" officeooo:paragraph-rsid="00112e98" style:font-weight-asian="bold" style:font-weight-complex="bold"/>
    </style:style>
    <style:style style:name="P31" style:family="paragraph" style:parent-style-name="Standard" style:list-style-name="L30">
      <style:text-properties style:use-window-font-color="true" fo:font-weight="bold" officeooo:rsid="00112e98" officeooo:paragraph-rsid="00112e98" style:font-weight-asian="bold" style:font-weight-complex="bold"/>
    </style:style>
    <style:style style:name="P32" style:family="paragraph" style:parent-style-name="Standard" style:list-style-name="L31">
      <style:text-properties style:use-window-font-color="true" fo:font-weight="bold" officeooo:rsid="00112e98" officeooo:paragraph-rsid="00112e98" style:font-weight-asian="bold" style:font-weight-complex="bold"/>
    </style:style>
    <style:style style:name="P33" style:family="paragraph" style:parent-style-name="Standard">
      <style:text-properties style:use-window-font-color="true" fo:font-weight="bold" officeooo:rsid="001189b9" officeooo:paragraph-rsid="001189b9" style:font-weight-asian="bold" style:font-weight-complex="bold"/>
    </style:style>
    <style:style style:name="P34" style:family="paragraph" style:parent-style-name="Standard" style:list-style-name="L33">
      <style:text-properties style:use-window-font-color="true" fo:font-weight="bold" officeooo:rsid="001189b9" officeooo:paragraph-rsid="001189b9" style:font-weight-asian="bold" style:font-weight-complex="bold"/>
    </style:style>
    <style:style style:name="P35" style:family="paragraph" style:parent-style-name="Standard">
      <style:text-properties style:use-window-font-color="true" fo:font-weight="bold" officeooo:rsid="001354e4" officeooo:paragraph-rsid="001354e4" style:font-weight-asian="bold" style:font-weight-complex="bold"/>
    </style:style>
    <style:style style:name="P36" style:family="paragraph" style:parent-style-name="Standard" style:list-style-name="L34">
      <style:text-properties style:use-window-font-color="true" fo:font-weight="bold" officeooo:rsid="001354e4" officeooo:paragraph-rsid="001354e4" style:font-weight-asian="bold" style:font-weight-complex="bold"/>
    </style:style>
    <style:style style:name="P37" style:family="paragraph" style:parent-style-name="Standard" style:list-style-name="L36">
      <style:text-properties style:use-window-font-color="true" fo:font-weight="bold" officeooo:rsid="001354e4" officeooo:paragraph-rsid="001354e4" style:font-weight-asian="bold" style:font-weight-complex="bold"/>
    </style:style>
    <style:style style:name="P38" style:family="paragraph" style:parent-style-name="Standard" style:list-style-name="L36">
      <style:text-properties style:use-window-font-color="true" fo:font-weight="bold" officeooo:rsid="001354e4" officeooo:paragraph-rsid="00153d69" style:font-weight-asian="bold" style:font-weight-complex="bold"/>
    </style:style>
    <style:style style:name="P39" style:family="paragraph" style:parent-style-name="Standard">
      <style:text-properties style:use-window-font-color="true" fo:font-weight="bold" officeooo:rsid="001354e4" officeooo:paragraph-rsid="00153d69" style:font-weight-asian="bold" style:font-weight-complex="bold"/>
    </style:style>
    <style:style style:name="P40" style:family="paragraph" style:parent-style-name="Standard">
      <style:text-properties style:use-window-font-color="true" fo:font-weight="bold" officeooo:rsid="00153d69" officeooo:paragraph-rsid="00153d69" style:font-weight-asian="bold" style:font-weight-complex="bold"/>
    </style:style>
    <style:style style:name="P41" style:family="paragraph" style:parent-style-name="Standard" style:list-style-name="L37">
      <style:text-properties style:use-window-font-color="true" fo:font-weight="bold" officeooo:rsid="00153d69" officeooo:paragraph-rsid="00153d69" style:font-weight-asian="bold" style:font-weight-complex="bold"/>
    </style:style>
    <style:style style:name="P42" style:family="paragraph" style:parent-style-name="Standard" style:list-style-name="L40">
      <style:text-properties style:use-window-font-color="true" fo:font-weight="bold" officeooo:rsid="00153d69" officeooo:paragraph-rsid="00153d69" style:font-weight-asian="bold" style:font-weight-complex="bold"/>
    </style:style>
    <style:style style:name="P43" style:family="paragraph" style:parent-style-name="Standard">
      <style:text-properties style:use-window-font-color="true" fo:font-weight="bold" officeooo:rsid="00157e9e" officeooo:paragraph-rsid="00157e9e" style:font-weight-asian="bold" style:font-weight-complex="bold"/>
    </style:style>
    <style:style style:name="P44" style:family="paragraph" style:parent-style-name="Standard" style:list-style-name="L41">
      <style:text-properties style:use-window-font-color="true" fo:font-weight="bold" officeooo:rsid="00157e9e" officeooo:paragraph-rsid="00157e9e" style:font-weight-asian="bold" style:font-weight-complex="bold"/>
    </style:style>
    <style:style style:name="P45" style:family="paragraph" style:parent-style-name="Standard" style:list-style-name="L43">
      <style:text-properties style:use-window-font-color="true" fo:font-weight="bold" officeooo:rsid="00157e9e" officeooo:paragraph-rsid="00157e9e" style:font-weight-asian="bold" style:font-weight-complex="bold"/>
    </style:style>
    <style:style style:name="P46" style:family="paragraph" style:parent-style-name="Standard">
      <style:text-properties style:use-window-font-color="true" fo:font-weight="bold" officeooo:rsid="00174a1c" officeooo:paragraph-rsid="00174a1c" style:font-weight-asian="bold" style:font-weight-complex="bold"/>
    </style:style>
    <style:style style:name="P47" style:family="paragraph" style:parent-style-name="Standard" style:list-style-name="L44">
      <style:text-properties style:use-window-font-color="true" fo:font-weight="bold" officeooo:rsid="00174a1c" officeooo:paragraph-rsid="00174a1c" style:font-weight-asian="bold" style:font-weight-complex="bold"/>
    </style:style>
    <style:style style:name="P48" style:family="paragraph" style:parent-style-name="Standard" style:list-style-name="L45">
      <style:text-properties style:use-window-font-color="true" fo:font-weight="bold" officeooo:rsid="00174a1c" officeooo:paragraph-rsid="00174a1c" style:font-weight-asian="bold" style:font-weight-complex="bold"/>
    </style:style>
    <style:style style:name="P49" style:family="paragraph" style:parent-style-name="Standard" style:list-style-name="L47">
      <style:text-properties style:use-window-font-color="true" fo:font-weight="bold" officeooo:rsid="00174a1c" officeooo:paragraph-rsid="00174a1c" style:font-weight-asian="bold" style:font-weight-complex="bold"/>
    </style:style>
    <style:style style:name="P50" style:family="paragraph" style:parent-style-name="Standard" style:list-style-name="L48">
      <style:text-properties style:use-window-font-color="true" fo:font-weight="bold" officeooo:rsid="00174a1c" officeooo:paragraph-rsid="00174a1c" style:font-weight-asian="bold" style:font-weight-complex="bold"/>
    </style:style>
    <style:style style:name="P51" style:family="paragraph" style:parent-style-name="Standard" style:list-style-name="L50">
      <style:text-properties style:use-window-font-color="true" fo:font-weight="bold" officeooo:rsid="00174a1c" officeooo:paragraph-rsid="00174a1c" style:font-weight-asian="bold" style:font-weight-complex="bold"/>
    </style:style>
    <style:style style:name="P52" style:family="paragraph" style:parent-style-name="Standard" style:list-style-name="L51">
      <style:text-properties style:use-window-font-color="true" fo:font-weight="bold" officeooo:rsid="00174a1c" officeooo:paragraph-rsid="00174a1c" style:font-weight-asian="bold" style:font-weight-complex="bold"/>
    </style:style>
    <style:style style:name="P53" style:family="paragraph" style:parent-style-name="Standard" style:list-style-name="L51">
      <style:text-properties style:use-window-font-color="true" fo:font-weight="bold" officeooo:rsid="00174a1c" officeooo:paragraph-rsid="001779db" style:font-weight-asian="bold" style:font-weight-complex="bold"/>
    </style:style>
    <style:style style:name="P54" style:family="paragraph" style:parent-style-name="Standard">
      <style:text-properties style:use-window-font-color="true" fo:font-weight="bold" officeooo:rsid="00174a1c" officeooo:paragraph-rsid="001779db" style:font-weight-asian="bold" style:font-weight-complex="bold"/>
    </style:style>
    <style:style style:name="P55" style:family="paragraph" style:parent-style-name="Standard">
      <style:text-properties style:use-window-font-color="true" fo:font-weight="bold" officeooo:rsid="001779db" officeooo:paragraph-rsid="001779db" style:font-weight-asian="bold" style:font-weight-complex="bold"/>
    </style:style>
    <style:style style:name="P56" style:family="paragraph" style:parent-style-name="Standard" style:list-style-name="L52">
      <style:text-properties style:use-window-font-color="true" fo:font-weight="bold" officeooo:rsid="001779db" officeooo:paragraph-rsid="001779db" style:font-weight-asian="bold" style:font-weight-complex="bold"/>
    </style:style>
    <style:style style:name="T1" style:family="text">
      <style:text-properties officeooo:rsid="000b8df6"/>
    </style:style>
    <style:style style:name="T2" style:family="text">
      <style:text-properties fo:font-weight="bold" officeooo:rsid="000b8df6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3a18" style:font-style-asian="normal" style:font-style-complex="normal"/>
    </style:style>
    <style:style style:name="T5" style:family="text">
      <style:text-properties fo:color="#ce181e" officeooo:rsid="000c3a18"/>
    </style:style>
    <style:style style:name="T6" style:family="text">
      <style:text-properties fo:color="#ce181e" fo:font-style="normal" style:font-style-asian="normal" style:font-style-complex="normal"/>
    </style:style>
    <style:style style:name="T7" style:family="text">
      <style:text-properties fo:color="#ce181e" fo:font-style="normal" officeooo:rsid="000c3a18" style:font-style-asian="normal" style:font-style-complex="normal"/>
    </style:style>
    <style:style style:name="T8" style:family="text">
      <style:text-properties fo:color="#ce181e" fo:font-style="normal" officeooo:rsid="00174a1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165in" fo:text-indent="-0.25in" fo:margin-left="4.416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165in" fo:text-indent="-0.25in" fo:margin-left="4.416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583in" fo:text-indent="-0.25in" fo:margin-left="4.4583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665in" fo:text-indent="-0.25in" fo:margin-left="3.6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165in" fo:text-indent="-0.25in" fo:margin-left="3.9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1665in" fo:text-indent="-0.25in" fo:margin-left="4.1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165in" fo:text-indent="-0.25in" fo:margin-left="4.4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6665in" fo:text-indent="-0.25in" fo:margin-left="4.666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583in" fo:text-indent="-0.25in" fo:margin-left="4.4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083in" fo:text-indent="-0.25in" fo:margin-left="4.7083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583in" fo:text-indent="-0.25in" fo:margin-left="4.4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083in" fo:text-indent="-0.25in" fo:margin-left="4.7083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917in" fo:text-indent="-0.25in" fo:margin-left="4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917in" fo:text-indent="-0.25in" fo:margin-left="4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3"/><text:span text:style-name="T2">Lista podstawowych parametrow pomiaru wydajnosci ogolnosystemowych </text:span></text:p>
      <text:p text:style-name="P1"><text:s text:c="3"/><text:span text:style-name="T1">(Monolithic Core Complex, Uncore) procesora CascadeLake-Server.</text:span></text:p>
      <text:p text:style-name="P1"><text:s text:c="3"/></text:p>
      <text:p text:style-name="P2">Pouczenie:</text:p>
      <text:p text:style-name="P7">Zgrupowane ponizej parametry pomiaru wydajnosci winny uzytymi bywac</text:p>
      <text:p text:style-name="P7">celem konfiguracji analiz dla profiler’a VTune.</text:p>
      <text:p text:style-name="P7"/>
      <text:p text:style-name="P8">1) Grupa pierwsza:</text:p>
      <text:p text:style-name="P8"><text:s text:c="5"/></text:p>
      <text:list xml:id="list1258105888" text:style-name="L1">
        <text:list-item>
          <text:p text:style-name="P9">INST_RETIRED.ANY</text:p>
        </text:list-item>
        <text:list-item>
          <text:p text:style-name="P9">CPU_CLK_UNHALTED.REF_TSC</text:p>
        </text:list-item>
        <text:list-item>
          <text:p text:style-name="P9">CPU_CLK_UNHALTED.THREAD_ANY</text:p>
        </text:list-item>
        <text:list-item>
          <text:p text:style-name="P9">IDQ_UOPS_NOT_DELIVERED.CORE</text:p>
        </text:list-item>
        <text:list-item>
          <text:p text:style-name="P9">UOPS_ISSUED.ANY</text:p>
        </text:list-item>
        <text:list-item>
          <text:p text:style-name="P9">UOPS_RETIRED.RETIRE_SLOTS</text:p>
        </text:list-item>
        <text:list-item>
          <text:p text:style-name="P9">UNC_CHA_TOR_OCCUPANCY.IA_MISS:filter1=0x40433 <text:span text:style-name="T5">← Uncore event</text:span></text:p>
        </text:list-item>
        <text:list-item>
          <text:p text:style-name="P10">UNC_CHA_TOR_INSERTS.IA_MISS:filter1=0x40433 <text:s/><text:span text:style-name="T5">← Uncore event</text:span></text:p>
        </text:list-item>
        <text:list-item>
          <text:p text:style-name="P10">UNC_M_WPQ_INSERTS <text:span text:style-name="T5">← Uncore event</text:span></text:p>
        </text:list-item>
        <text:list-item>
          <text:p text:style-name="P10">UNC_M_WPQ_OCCUPANCY <text:span text:style-name="T5">← Uncore event</text:span></text:p>
        </text:list-item>
        <text:list-item>
          <text:p text:style-name="P10">UNC_M_RPQ_INSERTS <text:span text:style-name="T5">← Uncore event</text:span></text:p>
        </text:list-item>
        <text:list-item>
          <text:p text:style-name="P10">UNC_M_RPQ_OCCUPANCY <text:span text:style-name="T5">← Uncore event</text:span></text:p>
        </text:list-item>
        <text:list-item>
          <text:p text:style-name="P10">UNC_UPI_CLOCKTICKS <text:span text:style-name="T5">← Uncore event</text:span></text:p>
        </text:list-item>
        <text:list-item>
          <text:p text:style-name="P10">UNC_UPI_TxL_FLITS.ALL_DATA <text:span text:style-name="T5">← Uncore event</text:span></text:p>
        </text:list-item>
        <text:list-item>
          <text:p text:style-name="P10">UNC_UPI_TxL_FLITS.NON_DATA <text:span text:style-name="T5">← Uncore event</text:span></text:p>
        </text:list-item>
        <text:list-item>
          <text:p text:style-name="P10">UNC_UPI_L1_POWER_CYCLES <text:span text:style-name="T5">← Uncore event</text:span></text:p>
        </text:list-item>
        <text:list-item>
          <text:p text:style-name="P10">UNC_M2M_DIRECTORY_UPDATE.S2A <text:span text:style-name="T5">← Uncore event</text:span></text:p>
        </text:list-item>
        <text:list-item>
          <text:p text:style-name="P10">UNC_M2M_DIRECTORY_UPDATE.S2I <text:span text:style-name="T5">← Uncore event</text:span></text:p>
        </text:list-item>
        <text:list-item>
          <text:p text:style-name="P9">FREERUN_PKG_ENERGY_STATUS</text:p>
        </text:list-item>
        <text:list-item>
          <text:p text:style-name="P9">FREERUN_DRAM_ENERGY_STATUS</text:p>
        </text:list-item>
        <text:list-item>
          <text:p text:style-name="P9">FREERUN_CORE_C3_RESIDENCY</text:p>
        </text:list-item>
        <text:list-item>
          <text:p text:style-name="P9">FREERUN_CORE_C6_RESIDENCY</text:p>
        </text:list-item>
        <text:list-item>
          <text:p text:style-name="P9">FREERUN_PKG_C2_RESIDENCY</text:p>
        </text:list-item>
        <text:list-item>
          <text:p text:style-name="P9">FREERUN_PKG_C3_RESIDENCY</text:p>
        </text:list-item>
        <text:list-item>
          <text:p text:style-name="P9">FREERUN_PKG_C6_RESIDENCY</text:p>
        </text:list-item>
      </text:list>
      <text:p text:style-name="P2"/>
      <text:p text:style-name="P3">2) Grupa druga:</text:p>
      <text:p text:style-name="P3"/>
      <text:list xml:id="list4059220441" text:style-name="L2">
        <text:list-item>
          <text:p text:style-name="P4">INST_RETIRED.ANY</text:p>
        </text:list-item>
        <text:list-item>
          <text:p text:style-name="P4">CPU_CLK_UNHALTED.REF_TSC</text:p>
        </text:list-item>
        <text:list-item>
          <text:p text:style-name="P4">CPU_CLK_UNHALTED.THREAD</text:p>
        </text:list-item>
        <text:list-item>
          <text:p text:style-name="P4">INT_MISC.RECOVERY_CYCLES_ANY</text:p>
        </text:list-item>
        <text:list-item>
          <text:p text:style-name="P4">CPU_CLK_UNHALTED.THREAD_P</text:p>
        </text:list-item>
        <text:list-item>
          <text:p text:style-name="P4">BACLEARS.ANY</text:p>
        </text:list-item>
        <text:list-item>
          <text:p text:style-name="P4">UNC_CHA_TOR_OCCUPANCY.IA_MISS:filter1=0x12D40433 <text:span text:style-name="T6">← Uncore event</text:span></text:p>
        </text:list-item>
        <text:list-item>
          <text:p text:style-name="P4">UNC_CHA_TOR_INSERTS.IA_MISS:filter1=0x12D40433 <text:span text:style-name="T6">← Uncore event</text:span></text:p>
        </text:list-item>
        <text:list-item>
          <text:p text:style-name="P4">UNC_CHA_MISC.RFO_HIT_S <text:span text:style-name="T6">← Uncore event</text:span></text:p>
        </text:list-item>
        <text:list-item>
          <text:p text:style-name="P4">UNC_M_CAS_COUNT.RD <text:span text:style-name="T6">← Uncore event</text:span></text:p>
        </text:list-item>
        <text:list-item>
          <text:p text:style-name="P4">UNC_M_CAS_COUNT.WR <text:span text:style-name="T6">← Uncore event</text:span></text:p>
        </text:list-item>
        <text:list-item>
          <text:p text:style-name="P4">UNC_M_PRE_COUNT.RD:u0xc <text:span text:style-name="T6">← Uncore event</text:span></text:p>
        </text:list-item>
        <text:list-item>
          <text:p text:style-name="P4">UNC_M_PRE_COUNT.PAGE_MISS <text:span text:style-name="T6">← Uncore event</text:span></text:p>
        </text:list-item>
        <text:list-item>
          <text:p text:style-name="P4"><text:soft-page-break/>UNC_M2M_DIRECTORY_LOOKUP.ANY <text:span text:style-name="T6">← Uncore event</text:span></text:p>
        </text:list-item>
        <text:list-item>
          <text:p text:style-name="P4">UNC_M2M_DIRECTORY_LOOKUP.STATE_I <text:span text:style-name="T6">← Uncore event</text:span></text:p>
        </text:list-item>
        <text:list-item>
          <text:p text:style-name="P4">UNC_M2M_DIRECTORY_LOOKUP.STATE_S <text:span text:style-name="T6">← Uncore event</text:span></text:p>
        </text:list-item>
        <text:list-item>
          <text:p text:style-name="P4">UNC_M2M_DIRECTORY_LOOKUP.STATE_A <text:span text:style-name="T6">← Uncore event</text:span></text:p>
        </text:list-item>
      </text:list>
      <text:p text:style-name="P2"/>
      <text:p text:style-name="P3">3) Grupa trzecia:</text:p>
      <text:p text:style-name="P3"/>
      <text:p text:style-name="P3"/>
      <text:list xml:id="list2919700759" text:style-name="L5">
        <text:list-item>
          <text:p text:style-name="P6">INST_RETIRED.ANY</text:p>
        </text:list-item>
        <text:list-item>
          <text:p text:style-name="P6">CPU_CLK_UNHALTED.REF_TSC</text:p>
        </text:list-item>
        <text:list-item>
          <text:p text:style-name="P6">CPU_CLK_UNHALTED.THREAD</text:p>
        </text:list-item>
        <text:list-item>
          <text:p text:style-name="P6">IDQ_UOPS_NOT_DELIVERED.CYCLES_0_UOPS_DELIV.CORE</text:p>
        </text:list-item>
        <text:list-item>
          <text:p text:style-name="P6">UOPS_EXECUTED.THREAD</text:p>
        </text:list-item>
        <text:list-item>
          <text:p text:style-name="P6">OFFCORE_REQUESTS.DEMAND_DATA_RD</text:p>
        </text:list-item>
        <text:list-item>
          <text:p text:style-name="P6">UNC_CHA_TOR_OCCUPANCY.IA_MISS:filter1=0x12CC0233 <text:s/><text:span text:style-name="T6">← Uncore event</text:span></text:p>
        </text:list-item>
        <text:list-item>
          <text:p text:style-name="P6">UNC_CHA_TOR_INSERTS.IA_MISS:filter1=0x12CC0233 <text:span text:style-name="T6">← Uncore event</text:span></text:p>
        </text:list-item>
        <text:list-item>
          <text:p text:style-name="P6">UNC_CHA_REQUESTS.INVITOE_LOCAL <text:span text:style-name="T6">← Uncore event</text:span></text:p>
        </text:list-item>
        <text:list-item>
          <text:p text:style-name="P6">UNC_CHA_REQUESTS.INVITOE_REMOTE <text:span text:style-name="T6">← Uncore event</text:span></text:p>
        </text:list-item>
        <text:list-item>
          <text:p text:style-name="P6">UNC_M_WPQ_INSERTS <text:span text:style-name="T6">← Uncore event</text:span></text:p>
        </text:list-item>
        <text:list-item>
          <text:p text:style-name="P6">UNC_M_WPQ_OCCUPANCY <text:span text:style-name="T6">← Uncore event</text:span></text:p>
        </text:list-item>
        <text:list-item>
          <text:p text:style-name="P6">UNC_M_RPQ_INSERTS <text:span text:style-name="T6">← Uncore event</text:span></text:p>
        </text:list-item>
        <text:list-item>
          <text:p text:style-name="P6">UNC_M_RPQ_OCCUPANCY <text:span text:style-name="T6">← Uncore event</text:span></text:p>
        </text:list-item>
      </text:list>
      <text:p text:style-name="P3"><text:span text:style-name="T6"/></text:p>
      <text:p text:style-name="P11"><text:span text:style-name="T3">4) Grupa czwarta</text:span></text:p>
      <text:p text:style-name="P11"><text:span text:style-name="T3"/></text:p>
      <text:p text:style-name="P11"><text:span text:style-name="T3"><text:s text:c="2"/></text:span></text:p>
      <text:list xml:id="list2476179960" text:style-name="L8">
        <text:list-item>
          <text:p text:style-name="P13"><text:span text:style-name="T3">INST_RETIRED.ANY</text:span></text:p>
        </text:list-item>
        <text:list-item>
          <text:p text:style-name="P13"><text:span text:style-name="T3">CPU_CLK_UNHALTED.REF_TSC</text:span></text:p>
        </text:list-item>
        <text:list-item>
          <text:p text:style-name="P13"><text:span text:style-name="T3">CPU_CLK_UNHALTED.THREAD</text:span></text:p>
        </text:list-item>
        <text:list-item>
          <text:p text:style-name="P13"><text:span text:style-name="T3">OFFCORE_REQUESTS_OUTSTANDING.CYCLES_WITH_DEMAND_DATA_RD</text:span></text:p>
        </text:list-item>
        <text:list-item>
          <text:p text:style-name="P13"><text:span text:style-name="T3">OFFCORE_REQUESTS_OUTSTANDING.DEMAND_DATA_RD</text:span></text:p>
        </text:list-item>
        <text:list-item>
          <text:p text:style-name="P13"><text:span text:style-name="T3">L2_RQSTS.CODE_RD_HIT</text:span></text:p>
        </text:list-item>
        <text:list-item>
          <text:p text:style-name="P13"><text:span text:style-name="T3">UNC_CHA_TOR_OCCUPANCY.IA_MISS:filter1=0x12C40033 </text:span><text:span text:style-name="T6">← Uncore event</text:span></text:p>
        </text:list-item>
        <text:list-item>
          <text:p text:style-name="P13"><text:span text:style-name="T3">UNC_CHA_TOR_INSERTS.IA_MISS:filter1=0x12C40033 </text:span><text:span text:style-name="T6">← Uncore event</text:span></text:p>
        </text:list-item>
        <text:list-item>
          <text:p text:style-name="P13"><text:span text:style-name="T3">UNC_M_PMM_RPQ_INSERTS </text:span><text:span text:style-name="T6">← Uncore event</text:span></text:p>
        </text:list-item>
        <text:list-item>
          <text:p text:style-name="P13"><text:span text:style-name="T3">UNC_M_PMM_WPQ_INSERTS </text:span><text:span text:style-name="T6">← Uncore event</text:span></text:p>
        </text:list-item>
        <text:list-item>
          <text:p text:style-name="P13"><text:span text:style-name="T3">UNC_M_PMM_RPQ_OCCUPANCY.ALL </text:span><text:span text:style-name="T6">← Uncore event</text:span></text:p>
        </text:list-item>
        <text:list-item>
          <text:p text:style-name="P13"><text:span text:style-name="T3">UNC_M_PMM_WPQ_OCCUPANCY.ALL </text:span><text:span text:style-name="T6">← Uncore event</text:span></text:p>
        </text:list-item>
      </text:list>
      <text:p text:style-name="P11"><text:span text:style-name="T6"/></text:p>
      <text:p text:style-name="P11"><text:span text:style-name="T6"/></text:p>
      <text:p text:style-name="P11"><text:span text:style-name="T3">5) Grupa piata:</text:span></text:p>
      <text:p text:style-name="P11"><text:span text:style-name="T3"/></text:p>
      <text:p text:style-name="P11"><text:span text:style-name="T3"><text:s text:c="6"/></text:span></text:p>
      <text:list xml:id="list3606623415" text:style-name="L9">
        <text:list-item>
          <text:p text:style-name="P14"><text:span text:style-name="T3">INST_RETIRED.ANY</text:span></text:p>
        </text:list-item>
        <text:list-item>
          <text:p text:style-name="P14"><text:span text:style-name="T3">CPU_CLK_UNHALTED.REF_TSC</text:span></text:p>
        </text:list-item>
        <text:list-item>
          <text:p text:style-name="P14"><text:span text:style-name="T3">CPU_CLK_UNHALTED.THREAD</text:span></text:p>
        </text:list-item>
        <text:list-item>
          <text:p text:style-name="P14"><text:span text:style-name="T3">IDQ.DSB_UOPS</text:span></text:p>
        </text:list-item>
        <text:list-item>
          <text:p text:style-name="P14"><text:span text:style-name="T3">IDQ.MS_UOPS</text:span></text:p>
        </text:list-item>
        <text:list-item>
          <text:p text:style-name="P14"><text:span text:style-name="T3">LSD.UOPS</text:span></text:p>
        </text:list-item>
        <text:list-item>
          <text:p text:style-name="P14"><text:span text:style-name="T3">UNC_CHA_CLOCKTICKS</text:span></text:p>
        </text:list-item>
        <text:list-item>
          <text:p text:style-name="P14"><text:span text:style-name="T3">UNC_CHA_TOR_INSERTS.IA_MISS:filter1=0x41833 </text:span><text:span text:style-name="T6">← Uncore event</text:span></text:p>
        </text:list-item>
        <text:list-item>
          <text:p text:style-name="P14"><text:soft-page-break/><text:span text:style-name="T3">UNC_M_CLOCKTICKS </text:span><text:span text:style-name="T6">← Uncore event</text:span></text:p>
        </text:list-item>
        <text:list-item>
          <text:p text:style-name="P14"><text:span text:style-name="T3">UNC_IIO_DATA_REQ_OF_CPU.MEM_READ.PART0 </text:span><text:span text:style-name="T6">← Uncore event</text:span></text:p>
        </text:list-item>
        <text:list-item>
          <text:p text:style-name="P14"><text:span text:style-name="T3">UNC_IIO_DATA_REQ_OF_CPU.MEM_WRITE.PART0 </text:span><text:span text:style-name="T6">← Uncore event</text:span></text:p>
        </text:list-item>
      </text:list>
      <text:p text:style-name="P11"><text:span text:style-name="T6"/></text:p>
      <text:p text:style-name="P11"><text:span text:style-name="T6"/></text:p>
      <text:p text:style-name="P15"><text:span text:style-name="T3">6) Grupa szosta:</text:span></text:p>
      <text:p text:style-name="P15"><text:span text:style-name="T3"/></text:p>
      <text:p text:style-name="P15"><text:span text:style-name="T3"/></text:p>
      <text:list xml:id="list1907046291" text:style-name="L10">
        <text:list-item>
          <text:p text:style-name="P16"><text:span text:style-name="T3">INST_RETIRED.ANY</text:span></text:p>
        </text:list-item>
        <text:list-item>
          <text:p text:style-name="P16"><text:span text:style-name="T3">CPU_CLK_UNHALTED.REF_TSC</text:span></text:p>
        </text:list-item>
        <text:list-item>
          <text:p text:style-name="P16"><text:span text:style-name="T3">CPU_CLK_UNHALTED.THREAD</text:span></text:p>
        </text:list-item>
        <text:list-item>
          <text:p text:style-name="P16"><text:span text:style-name="T3">IDQ.MITE_UOPS</text:span></text:p>
        </text:list-item>
        <text:list-item>
          <text:p text:style-name="P16"><text:span text:style-name="T3">CYCLE_ACTIVITY.STALLS_MEM_ANY</text:span></text:p>
        </text:list-item>
        <text:list-item>
          <text:p text:style-name="P16"><text:span text:style-name="T3">L1D_PEND_MISS.PENDING</text:span></text:p>
        </text:list-item>
        <text:list-item>
          <text:p text:style-name="P16"><text:span text:style-name="T3">UNC_CHA_TOR_INSERTS.IA:filter1=0x40233 </text:span><text:span text:style-name="T7">← Uncore event</text:span></text:p>
        </text:list-item>
        <text:list-item>
          <text:p text:style-name="P16"><text:span text:style-name="T3">UNC_M_CAS_COUNT.RD </text:span><text:span text:style-name="T7">← Uncore event</text:span></text:p>
        </text:list-item>
        <text:list-item>
          <text:p text:style-name="P16"><text:span text:style-name="T3">UNC_M_CAS_COUNT.WR </text:span><text:span text:style-name="T7">← Uncore event</text:span></text:p>
        </text:list-item>
        <text:list-item>
          <text:p text:style-name="P16"><text:span text:style-name="T3">UNC_M_PRE_COUNT.RD:u0xc </text:span><text:span text:style-name="T7">← Uncore event</text:span></text:p>
        </text:list-item>
        <text:list-item>
          <text:p text:style-name="P16"><text:span text:style-name="T3">UNC_M_PRE_COUNT.PAGE_MISS </text:span><text:span text:style-name="T7">← Uncore event</text:span></text:p>
        </text:list-item>
        <text:list-item>
          <text:p text:style-name="P16"><text:span text:style-name="T3">UNC_IIO_DATA_REQ_OF_CPU.MEM_READ.PART1 </text:span><text:span text:style-name="T7">← Uncore event</text:span></text:p>
        </text:list-item>
        <text:list-item>
          <text:p text:style-name="P16"><text:span text:style-name="T3">UNC_IIO_DATA_REQ_OF_CPU.MEM_WRITE.PART1 </text:span><text:span text:style-name="T7">← Uncore event</text:span></text:p>
        </text:list-item>
        <text:list-item>
          <text:p text:style-name="P16"><text:span text:style-name="T3">UNC_UPI_CLOCKTICKS </text:span><text:span text:style-name="T7">← Uncore event</text:span></text:p>
        </text:list-item>
        <text:list-item>
          <text:p text:style-name="P16"><text:span text:style-name="T3">UNC_UPI_TxL_FLITS.ALL_DATA </text:span><text:span text:style-name="T7">← Uncore event</text:span></text:p>
        </text:list-item>
        <text:list-item>
          <text:p text:style-name="P16"><text:span text:style-name="T3">UNC_UPI_TxL_FLITS.NON_DATA </text:span><text:span text:style-name="T7">← Uncore event</text:span></text:p>
        </text:list-item>
        <text:list-item>
          <text:p text:style-name="P16"><text:span text:style-name="T3">UNC_UPI_L1_POWER_CYCLES </text:span><text:span text:style-name="T7">← Uncore event</text:span></text:p>
        </text:list-item>
        <text:list-item>
          <text:p text:style-name="P16"><text:span text:style-name="T3">FREERUN_PKG_C6_RESIDENCY</text:span></text:p>
        </text:list-item>
      </text:list>
      <text:p text:style-name="P15"><text:span text:style-name="T3"/></text:p>
      <text:p text:style-name="P15"><text:span text:style-name="T3"/></text:p>
      <text:p text:style-name="P15"><text:span text:style-name="T3">7) Grupa siodma:</text:span></text:p>
      <text:p text:style-name="P15"><text:span text:style-name="T3"/></text:p>
      <text:p text:style-name="P15"><text:span text:style-name="T3"/></text:p>
      <text:list xml:id="list3818551345" text:style-name="L13">
        <text:list-item>
          <text:p text:style-name="P17"><text:span text:style-name="T3">INST_RETIRED.ANY</text:span></text:p>
        </text:list-item>
        <text:list-item>
          <text:p text:style-name="P17"><text:span text:style-name="T3">CPU_CLK_UNHALTED.REF_TSC</text:span></text:p>
        </text:list-item>
        <text:list-item>
          <text:p text:style-name="P17"><text:span text:style-name="T3">CPU_CLK_UNHALTED.THREAD</text:span></text:p>
        </text:list-item>
        <text:list-item>
          <text:p text:style-name="P17"><text:span text:style-name="T3">LD_BLOCKS.STORE_FORWARD</text:span></text:p>
        </text:list-item>
        <text:list-item>
          <text:p text:style-name="P17"><text:span text:style-name="T3">IDQ.MS_SWITCHES</text:span></text:p>
        </text:list-item>
        <text:list-item>
          <text:p text:style-name="P17"><text:span text:style-name="T3">DTLB_LOAD_MISSES.WALK_ACTIVE</text:span></text:p>
        </text:list-item>
        <text:list-item>
          <text:p text:style-name="P17"><text:span text:style-name="T3">UNC_CHA_TOR_INSERTS.IA_MISS:filter1=0x41a33 </text:span><text:span text:style-name="T7">← Uncore event</text:span></text:p>
        </text:list-item>
        <text:list-item>
          <text:p text:style-name="P17"><text:span text:style-name="T3">UNC_CHA_REQUESTS.WRITES </text:span><text:span text:style-name="T7">← Uncore event</text:span></text:p>
        </text:list-item>
        <text:list-item>
          <text:p text:style-name="P17"><text:span text:style-name="T3">UNC_CHA_REQUESTS.WRITES_LOCAL </text:span><text:span text:style-name="T7">← Uncore event</text:span></text:p>
        </text:list-item>
        <text:list-item>
          <text:p text:style-name="P17"><text:span text:style-name="T3">UNC_IIO_DATA_REQ_OF_CPU.MEM_READ.PART2 </text:span><text:span text:style-name="T7">← Uncore event</text:span></text:p>
        </text:list-item>
        <text:list-item>
          <text:p text:style-name="P17"><text:span text:style-name="T3">UNC_IIO_DATA_REQ_OF_CPU.MEM_WRITE.PART2 </text:span><text:span text:style-name="T7">← Uncore event</text:span></text:p>
        </text:list-item>
      </text:list>
      <text:p text:style-name="P15"><text:span text:style-name="T7"/></text:p>
      <text:p text:style-name="P15"><text:span text:style-name="T7"/></text:p>
      <text:p text:style-name="P15"><text:span text:style-name="T4">8</text:span><text:span text:style-name="T3">) Grupa osma:</text:span></text:p>
      <text:p text:style-name="P15"><text:span text:style-name="T3"/></text:p>
      <text:p text:style-name="P15"><text:span text:style-name="T3"/></text:p>
      <text:list xml:id="list3147989541" text:style-name="L14">
        <text:list-item>
          <text:p text:style-name="P18"><text:span text:style-name="T3">INST_RETIRED.ANY</text:span></text:p>
        </text:list-item>
        <text:list-item>
          <text:p text:style-name="P18"><text:span text:style-name="T3">CPU_CLK_UNHALTED.REF_TSC</text:span></text:p>
        </text:list-item>
        <text:list-item>
          <text:p text:style-name="P18"><text:span text:style-name="T3">CPU_CLK_UNHALTED.THREAD</text:span></text:p>
        </text:list-item>
        <text:list-item>
          <text:p text:style-name="P18"><text:span text:style-name="T3">DTLB_STORE_MISSES.WALK_ACTIVE</text:span></text:p>
        </text:list-item>
        <text:list-item>
          <text:p text:style-name="P18"><text:span text:style-name="T3">DTLB_LOAD_MISSES.WALK_COMPLETED</text:span></text:p>
        </text:list-item>
        <text:list-item>
          <text:p text:style-name="P18"><text:soft-page-break/><text:span text:style-name="T3">DTLB_STORE_MISSES.WALK_COMPLETED</text:span></text:p>
        </text:list-item>
        <text:list-item>
          <text:p text:style-name="P18"><text:span text:style-name="T3">UNC_CHA_TOR_INSERTS.IA:filter1=0x40433 </text:span><text:span text:style-name="T7">← Uncore event</text:span></text:p>
        </text:list-item>
        <text:list-item>
          <text:p text:style-name="P18"><text:span text:style-name="T3">UNC_M_CAS_COUNT.RD </text:span><text:span text:style-name="T7">← Uncore event</text:span></text:p>
        </text:list-item>
        <text:list-item>
          <text:p text:style-name="P18"><text:span text:style-name="T3">UNC_M_CAS_COUNT.WR </text:span><text:span text:style-name="T7">← Uncore event</text:span></text:p>
        </text:list-item>
        <text:list-item>
          <text:p text:style-name="P18"><text:span text:style-name="T3">UNC_IIO_DATA_REQ_OF_CPU.MEM_READ.PART3 </text:span><text:span text:style-name="T7">← Uncore event</text:span></text:p>
        </text:list-item>
        <text:list-item>
          <text:p text:style-name="P18"><text:span text:style-name="T3">UNC_IIO_DATA_REQ_OF_CPU.MEM_WRITE.PART3 </text:span><text:span text:style-name="T7">← Uncore event</text:span></text:p>
        </text:list-item>
      </text:list>
      <text:p text:style-name="P15"><text:span text:style-name="T7"/></text:p>
      <text:p text:style-name="P15"><text:span text:style-name="T7"/></text:p>
      <text:p text:style-name="P19"><text:span text:style-name="T4">9</text:span><text:span text:style-name="T3">) Grupa dziewiata:</text:span></text:p>
      <text:p text:style-name="P19"><text:span text:style-name="T3"/></text:p>
      <text:p text:style-name="P19"><text:span text:style-name="T3"/></text:p>
      <text:list xml:id="list2081764690" text:style-name="L15">
        <text:list-item>
          <text:p text:style-name="P20"><text:span text:style-name="T3">INST_RETIRED.ANY</text:span></text:p>
        </text:list-item>
        <text:list-item>
          <text:p text:style-name="P20"><text:span text:style-name="T3">CPU_CLK_UNHALTED.REF_TSC</text:span></text:p>
        </text:list-item>
        <text:list-item>
          <text:p text:style-name="P20"><text:span text:style-name="T3">CPU_CLK_UNHALTED.THREAD</text:span></text:p>
        </text:list-item>
        <text:list-item>
          <text:p text:style-name="P20"><text:span text:style-name="T3">CYCLE_ACTIVITY.STALLS_L1D_MISS</text:span></text:p>
        </text:list-item>
        <text:list-item>
          <text:p text:style-name="P20"><text:span text:style-name="T3">CYCLE_ACTIVITY.STALLS_L2_MISS</text:span></text:p>
        </text:list-item>
        <text:list-item>
          <text:p text:style-name="P20"><text:span text:style-name="T3">CYCLE_ACTIVITY.STALLS_L3_MISS</text:span></text:p>
        </text:list-item>
        <text:list-item>
          <text:p text:style-name="P20"><text:span text:style-name="T3">UNC_CHA_CLOCKTICKS </text:span><text:span text:style-name="T7">← Uncore event</text:span></text:p>
        </text:list-item>
        <text:list-item>
          <text:p text:style-name="P20"><text:span text:style-name="T3">UNC_CHA_TOR_INSERTS.IA:filter1=0x40033 </text:span><text:span text:style-name="T7">← Uncore event</text:span></text:p>
        </text:list-item>
        <text:list-item>
          <text:p text:style-name="P20"><text:span text:style-name="T3">UNC_M_CAS_COUNT.RD </text:span><text:span text:style-name="T7">← Uncore event</text:span></text:p>
        </text:list-item>
        <text:list-item>
          <text:p text:style-name="P20"><text:span text:style-name="T3">UNC_M_CAS_COUNT.WR </text:span><text:span text:style-name="T7">← Uncore event</text:span></text:p>
        </text:list-item>
      </text:list>
      <text:p text:style-name="P19"><text:span text:style-name="T7"/></text:p>
      <text:p text:style-name="P19"><text:span text:style-name="T4">1</text:span><text:span text:style-name="T3">0) Grupa dziesiata:</text:span></text:p>
      <text:p text:style-name="P19"><text:span text:style-name="T3"/></text:p>
      <text:p text:style-name="P19"><text:span text:style-name="T3"/></text:p>
      <text:list xml:id="list1619712065" text:style-name="L17">
        <text:list-item>
          <text:p text:style-name="P21"><text:span text:style-name="T3">INST_RETIRED.ANY</text:span></text:p>
        </text:list-item>
        <text:list-item>
          <text:p text:style-name="P21"><text:span text:style-name="T3">CPU_CLK_UNHALTED.REF_TSC</text:span></text:p>
        </text:list-item>
        <text:list-item>
          <text:p text:style-name="P21"><text:span text:style-name="T3">CPU_CLK_UNHALTED.THREAD</text:span></text:p>
        </text:list-item>
        <text:list-item>
          <text:p text:style-name="P21"><text:span text:style-name="T3">MEM_LOAD_RETIRED.L1_MISS</text:span></text:p>
        </text:list-item>
        <text:list-item>
          <text:p text:style-name="P21"><text:span text:style-name="T3">MEM_LOAD_RETIRED.L1_HIT</text:span></text:p>
        </text:list-item>
        <text:list-item>
          <text:p text:style-name="P21"><text:span text:style-name="T3">MEM_LOAD_RETIRED.L2_HIT</text:span></text:p>
        </text:list-item>
        <text:list-item>
          <text:p text:style-name="P21"><text:span text:style-name="T3">UNC_CHA_TOR_OCCUPANCY.IA_MISS:filter1=0x40431 </text:span><text:span text:style-name="T7">← Uncore event</text:span></text:p>
        </text:list-item>
        <text:list-item>
          <text:p text:style-name="P21"><text:span text:style-name="T3">UNC_CHA_TOR_INSERTS.IA_MISS:filter1=0x40431 </text:span><text:span text:style-name="T7">← Uncore event</text:span></text:p>
        </text:list-item>
        <text:list-item>
          <text:p text:style-name="P21"><text:span text:style-name="T3">UNC_M_CAS_COUNT.RD </text:span><text:span text:style-name="T7">← Uncore event</text:span></text:p>
        </text:list-item>
        <text:list-item>
          <text:p text:style-name="P21"><text:span text:style-name="T3">UNC_M_CAS_COUNT.WR </text:span><text:span text:style-name="T7">← Uncore event</text:span></text:p>
        </text:list-item>
        <text:list-item>
          <text:p text:style-name="P21"><text:span text:style-name="T3">UNC_M_PRE_COUNT.RD:u0xc </text:span><text:span text:style-name="T7">← Uncore event</text:span></text:p>
        </text:list-item>
        <text:list-item>
          <text:p text:style-name="P21"><text:span text:style-name="T3">UNC_M_PRE_COUNT.PAGE_MISS </text:span><text:span text:style-name="T7">← Uncore event</text:span></text:p>
        </text:list-item>
      </text:list>
      <text:p text:style-name="P19"><text:span text:style-name="T7"/></text:p>
      <text:p text:style-name="P19"><text:span text:style-name="T7"/></text:p>
      <text:p text:style-name="P19"><text:span text:style-name="T4">1</text:span><text:span text:style-name="T3">1) Grupa jedenasta:</text:span></text:p>
      <text:p text:style-name="P19"><text:span text:style-name="T3"/></text:p>
      <text:p text:style-name="P19"><text:span text:style-name="T3"/></text:p>
      <text:list xml:id="list4161473235" text:style-name="L22">
        <text:list-item>
          <text:p text:style-name="P22"><text:span text:style-name="T3">INST_RETIRED.ANY</text:span></text:p>
        </text:list-item>
        <text:list-item>
          <text:p text:style-name="P22"><text:span text:style-name="T3">CPU_CLK_UNHALTED.REF_TSC</text:span></text:p>
        </text:list-item>
        <text:list-item>
          <text:p text:style-name="P22"><text:span text:style-name="T3">CPU_CLK_UNHALTED.THREAD</text:span></text:p>
        </text:list-item>
        <text:list-item>
          <text:p text:style-name="P22"><text:span text:style-name="T3">MEM_LOAD_RETIRED.L3_HIT</text:span></text:p>
        </text:list-item>
        <text:list-item>
          <text:p text:style-name="P22"><text:span text:style-name="T3">MEM_LOAD_RETIRED.L3_MISS</text:span></text:p>
        </text:list-item>
        <text:list-item>
          <text:p text:style-name="P22"><text:span text:style-name="T3">MEM_INST_RETIRED.ALL_LOADS</text:span></text:p>
        </text:list-item>
        <text:list-item>
          <text:p text:style-name="P22"><text:span text:style-name="T3">UNC_CHA_TOR_OCCUPANCY.IA_MISS:filter1=0x40432 </text:span><text:span text:style-name="T7">← Uncore event</text:span></text:p>
        </text:list-item>
        <text:list-item>
          <text:p text:style-name="P22"><text:span text:style-name="T3">UNC_CHA_TOR_INSERTS.IA_MISS:filter1=0x40432 </text:span><text:span text:style-name="T7">← Uncore event</text:span></text:p>
        </text:list-item>
        <text:list-item>
          <text:p text:style-name="P22"><text:span text:style-name="T3">UNC_M_CAS_COUNT.RD </text:span><text:span text:style-name="T7">← Uncore event</text:span></text:p>
        </text:list-item>
        <text:list-item>
          <text:p text:style-name="P22"><text:span text:style-name="T3">UNC_M_CAS_COUNT.WR </text:span><text:span text:style-name="T7">← Uncore event</text:span></text:p>
        </text:list-item>
      </text:list>
      <text:list xml:id="list829461267" text:style-name="L7">
        <text:list-header>
          <text:p text:style-name="P12"><text:soft-page-break/><text:span text:style-name="T3"/></text:p>
        </text:list-header>
      </text:list>
      <text:p text:style-name="P11"><text:span text:style-name="T3"><text:s/></text:span></text:p>
      <text:p text:style-name="P23"><text:span text:style-name="T3">12) Grupa dwunasta:</text:span></text:p>
      <text:p text:style-name="P23"><text:span text:style-name="T3"/></text:p>
      <text:p text:style-name="P23"><text:span text:style-name="T3"><text:s text:c="8"/></text:span></text:p>
      <text:list xml:id="list3087196038" text:style-name="L23">
        <text:list-item>
          <text:p text:style-name="P24"><text:span text:style-name="T3">INST_RETIRED.ANY</text:span></text:p>
        </text:list-item>
        <text:list-item>
          <text:p text:style-name="P24"><text:span text:style-name="T3">CPU_CLK_UNHALTED.REF_TSC</text:span></text:p>
        </text:list-item>
        <text:list-item>
          <text:p text:style-name="P24"><text:span text:style-name="T3">CPU_CLK_UNHALTED.THREAD</text:span></text:p>
        </text:list-item>
        <text:list-item>
          <text:p text:style-name="P24"><text:span text:style-name="T3">MEM_INST_RETIRED.ALL_STORES</text:span></text:p>
        </text:list-item>
        <text:list-item>
          <text:p text:style-name="P24"><text:span text:style-name="T3">ARITH.DIVIDER_ACTIVE</text:span></text:p>
        </text:list-item>
        <text:list-item>
          <text:p text:style-name="P24"><text:span text:style-name="T3">INT_MISC.CLEAR_RESTEER_CYCLES</text:span></text:p>
        </text:list-item>
        <text:list-item>
          <text:p text:style-name="P24"><text:span text:style-name="T3">UNC_CHA_TOR_INSERTS.IO_HIT:filter1=0x40033 </text:span><text:span text:style-name="T7">← Uncore event</text:span></text:p>
        </text:list-item>
        <text:list-item>
          <text:p text:style-name="P24"><text:span text:style-name="T3">UNC_CHA_TOR_INSERTS.IO_MISS:filter1=0x40033 </text:span><text:span text:style-name="T7">← Uncore event</text:span></text:p>
        </text:list-item>
        <text:list-item>
          <text:p text:style-name="P24"><text:span text:style-name="T3">UNC_M_WPQ_INSERTS </text:span><text:span text:style-name="T7">← Uncore event</text:span></text:p>
        </text:list-item>
        <text:list-item>
          <text:p text:style-name="P24"><text:span text:style-name="T3">UNC_M_WPQ_OCCUPANCY </text:span><text:span text:style-name="T7">← Uncore event</text:span></text:p>
        </text:list-item>
        <text:list-item>
          <text:p text:style-name="P24"><text:span text:style-name="T3">UNC_M_RPQ_INSERTS </text:span><text:span text:style-name="T7">← Uncore event</text:span></text:p>
        </text:list-item>
        <text:list-item>
          <text:p text:style-name="P24"><text:span text:style-name="T3">UNC_M_RPQ_OCCUPANCY </text:span><text:span text:style-name="T7">← Uncore event</text:span></text:p>
        </text:list-item>
      </text:list>
      <text:p text:style-name="P23"><text:span text:style-name="T7"/></text:p>
      <text:p text:style-name="P23"><text:span text:style-name="T7"/></text:p>
      <text:p text:style-name="P23"><text:span text:style-name="T4">1</text:span><text:span text:style-name="T3">3) Grupa trzynasta:</text:span></text:p>
      <text:p text:style-name="P23"><text:span text:style-name="T3"/></text:p>
      <text:p text:style-name="P23"><text:span text:style-name="T3"/></text:p>
      <text:list xml:id="list3351853312" text:style-name="L24">
        <text:list-item>
          <text:p text:style-name="P25"><text:span text:style-name="T3">INST_RETIRED.ANY</text:span></text:p>
        </text:list-item>
        <text:list-item>
          <text:p text:style-name="P25"><text:span text:style-name="T3">CPU_CLK_UNHALTED.REF_TSC</text:span></text:p>
        </text:list-item>
        <text:list-item>
          <text:p text:style-name="P25"><text:span text:style-name="T3">CPU_CLK_UNHALTED.THREAD</text:span></text:p>
        </text:list-item>
        <text:list-item>
          <text:p text:style-name="P25"><text:span text:style-name="T3">FP_ARITH_INST_RETIRED.128B_PACKED_DOUBLE</text:span></text:p>
        </text:list-item>
        <text:list-item>
          <text:p text:style-name="P25"><text:span text:style-name="T3">FP_ARITH_INST_RETIRED.128B_PACKED_SINGLE</text:span></text:p>
        </text:list-item>
        <text:list-item>
          <text:p text:style-name="P25"><text:span text:style-name="T3">FP_ARITH_INST_RETIRED.256B_PACKED_DOUBLE</text:span></text:p>
        </text:list-item>
        <text:list-item>
          <text:p text:style-name="P25"><text:span text:style-name="T3">UNC_CHA_TOR_INSERTS.IO_HIT:filter1=0x49033 </text:span><text:span text:style-name="T7">← Uncore event</text:span></text:p>
        </text:list-item>
        <text:list-item>
          <text:p text:style-name="P25"><text:span text:style-name="T3">UNC_CHA_TOR_INSERTS.IO_MISS:filter1=0x49033 </text:span><text:span text:style-name="T7">← Uncore event</text:span></text:p>
        </text:list-item>
        <text:list-item>
          <text:p text:style-name="P25"><text:span text:style-name="T3">UNC_M_CAS_COUNT.RD </text:span><text:span text:style-name="T7">← Uncore event</text:span></text:p>
        </text:list-item>
        <text:list-item>
          <text:p text:style-name="P25"><text:span text:style-name="T3">UNC_M_CAS_COUNT.WR </text:span><text:span text:style-name="T7">← Uncore event</text:span></text:p>
        </text:list-item>
        <text:list-item>
          <text:p text:style-name="P25"><text:span text:style-name="T3">UNC_M_PRE_COUNT.RD:u0xc </text:span><text:span text:style-name="T7">← Uncore event</text:span></text:p>
        </text:list-item>
        <text:list-item>
          <text:p text:style-name="P25"><text:span text:style-name="T3">UNC_M_PRE_COUNT.PAGE_MISS </text:span><text:span text:style-name="T7">← Uncore event</text:span></text:p>
        </text:list-item>
      </text:list>
      <text:p text:style-name="P23"><text:span text:style-name="T7"/></text:p>
      <text:p text:style-name="P23"><text:span text:style-name="T7"/></text:p>
      <text:p text:style-name="P23"><text:span text:style-name="T4">1</text:span><text:span text:style-name="T3">4) Grupa czternasta:</text:span></text:p>
      <text:p text:style-name="P23"><text:span text:style-name="T3"/></text:p>
      <text:p text:style-name="P23"><text:span text:style-name="T3"/></text:p>
      <text:list xml:id="list611237995" text:style-name="L25">
        <text:list-item>
          <text:p text:style-name="P26"><text:span text:style-name="T3">INST_RETIRED.ANY</text:span></text:p>
        </text:list-item>
        <text:list-item>
          <text:p text:style-name="P26"><text:span text:style-name="T3">CPU_CLK_UNHALTED.REF_TSC</text:span></text:p>
        </text:list-item>
        <text:list-item>
          <text:p text:style-name="P26"><text:span text:style-name="T3">CPU_CLK_UNHALTED.THREAD</text:span></text:p>
        </text:list-item>
        <text:list-item>
          <text:p text:style-name="P26"><text:span text:style-name="T3">FP_ARITH_INST_RETIRED.256B_PACKED_SINGLE</text:span></text:p>
        </text:list-item>
        <text:list-item>
          <text:p text:style-name="P26"><text:span text:style-name="T3">FP_ARITH_INST_RETIRED.SCALAR_DOUBLE</text:span></text:p>
        </text:list-item>
        <text:list-item>
          <text:p text:style-name="P26"><text:span text:style-name="T3">FP_ARITH_INST_RETIRED.SCALAR_SINGLE</text:span></text:p>
        </text:list-item>
        <text:list-item>
          <text:p text:style-name="P27"><text:span text:style-name="T3">UNC_CHA_TOR_INSERTS.IO_HIT:filter1=0x43c33 </text:span><text:span text:style-name="T7">← Uncore event</text:span></text:p>
        </text:list-item>
        <text:list-item>
          <text:p text:style-name="P27"><text:span text:style-name="T3">UNC_CHA_TOR_INSERTS.IO_MISS:filter1=0x43c33 </text:span><text:span text:style-name="T7">← Uncore event</text:span></text:p>
        </text:list-item>
        <text:list-item>
          <text:p text:style-name="P27"><text:span text:style-name="T3">UNC_CHA_DIR_LOOKUP.SNP </text:span><text:span text:style-name="T7">← Uncore event</text:span></text:p>
        </text:list-item>
        <text:list-item>
          <text:p text:style-name="P27"><text:span text:style-name="T3">UNC_CHA_DIR_LOOKUP.NO_SNP </text:span><text:span text:style-name="T7">← Uncore event</text:span></text:p>
        </text:list-item>
        <text:list-item>
          <text:p text:style-name="P27"><text:span text:style-name="T3">UNC_M_CAS_COUNT.RD </text:span><text:span text:style-name="T7">← Uncore event</text:span></text:p>
        </text:list-item>
        <text:list-item>
          <text:p text:style-name="P27"><text:span text:style-name="T3">UNC_M_CAS_COUNT.WR </text:span><text:span text:style-name="T7">← Uncore event</text:span></text:p>
        </text:list-item>
        <text:list-item>
          <text:p text:style-name="P27"><text:span text:style-name="T3">UNC_UPI_CLOCKTICKS </text:span><text:span text:style-name="T7">← Uncore event</text:span></text:p>
        </text:list-item>
        <text:list-item>
          <text:p text:style-name="P27"><text:soft-page-break/><text:span text:style-name="T3">UNC_UPI_TxL_FLITS.ALL_DATA </text:span><text:span text:style-name="T7">← Uncore event</text:span></text:p>
        </text:list-item>
        <text:list-item>
          <text:p text:style-name="P27"><text:span text:style-name="T3">UNC_UPI_TxL_FLITS.NON_DATA </text:span><text:span text:style-name="T7">← Uncore event</text:span></text:p>
        </text:list-item>
        <text:list-item>
          <text:p text:style-name="P27"><text:span text:style-name="T3">UNC_UPI_L1_POWER_CYCLES </text:span><text:span text:style-name="T7">← Uncore event</text:span></text:p>
        </text:list-item>
        <text:list-item>
          <text:p text:style-name="P26"><text:span text:style-name="T3">FREERUN_PKG_C6_RESIDENCY</text:span></text:p>
        </text:list-item>
      </text:list>
      <text:p text:style-name="P23"><text:span text:style-name="T3"/></text:p>
      <text:p text:style-name="P23"><text:span text:style-name="T3"/></text:p>
      <text:p text:style-name="P28"><text:span text:style-name="T3">15) Grupa pietnasta:</text:span></text:p>
      <text:p text:style-name="P28"><text:span text:style-name="T3"/></text:p>
      <text:p text:style-name="P28"><text:span text:style-name="T3"/></text:p>
      <text:list xml:id="list2847043585" text:style-name="L26">
        <text:list-item>
          <text:p text:style-name="P29"><text:span text:style-name="T3">INST_RETIRED.ANY</text:span></text:p>
        </text:list-item>
        <text:list-item>
          <text:p text:style-name="P29"><text:span text:style-name="T3">CPU_CLK_UNHALTED.REF_TSC</text:span></text:p>
        </text:list-item>
        <text:list-item>
          <text:p text:style-name="P29"><text:span text:style-name="T3">CPU_CLK_UNHALTED.THREAD</text:span></text:p>
        </text:list-item>
        <text:list-item>
          <text:p text:style-name="P29"><text:span text:style-name="T3">FP_ARITH_INST_RETIRED.512B_PACKED_DOUBLE</text:span></text:p>
        </text:list-item>
        <text:list-item>
          <text:p text:style-name="P29"><text:span text:style-name="T3">FP_ARITH_INST_RETIRED.512B_PACKED_SINGLE</text:span></text:p>
        </text:list-item>
        <text:list-item>
          <text:p text:style-name="P29"><text:span text:style-name="T3">ICACHE_16B.IFDATA_STALL</text:span></text:p>
        </text:list-item>
        <text:list-item>
          <text:p text:style-name="P29"><text:span text:style-name="T3">UNC_CHA_CLOCKTICKS </text:span><text:span text:style-name="T7">← Uncore event</text:span></text:p>
        </text:list-item>
        <text:list-item>
          <text:p text:style-name="P29"><text:span text:style-name="T3">UNC_CHA_TOR_INSERTS.IA_MISS:filter1=0x40040e33 </text:span><text:span text:style-name="T7">← Uncore event</text:span></text:p>
        </text:list-item>
        <text:list-item>
          <text:p text:style-name="P29"><text:span text:style-name="T3">UNC_M_CAS_COUNT.RD </text:span><text:span text:style-name="T7">← Uncore event</text:span></text:p>
        </text:list-item>
        <text:list-item>
          <text:p text:style-name="P29"><text:span text:style-name="T3">UNC_M_CAS_COUNT.WR </text:span><text:span text:style-name="T7">← Uncore event</text:span></text:p>
        </text:list-item>
      </text:list>
      <text:p text:style-name="P28"><text:span text:style-name="T7"/></text:p>
      <text:p text:style-name="P28"><text:span text:style-name="T7"/></text:p>
      <text:p text:style-name="P28"><text:span text:style-name="T4">1</text:span><text:span text:style-name="T3">6) Grupa szesnasta:</text:span></text:p>
      <text:p text:style-name="P28"><text:span text:style-name="T3"/></text:p>
      <text:p text:style-name="P28"><text:span text:style-name="T3"/></text:p>
      <text:list xml:id="list1052356988" text:style-name="L29">
        <text:list-item>
          <text:p text:style-name="P30"><text:span text:style-name="T3">INST_RETIRED.ANY</text:span></text:p>
        </text:list-item>
        <text:list-item>
          <text:p text:style-name="P30"><text:span text:style-name="T3">CPU_CLK_UNHALTED.REF_TSC</text:span></text:p>
        </text:list-item>
        <text:list-item>
          <text:p text:style-name="P30"><text:span text:style-name="T3">CPU_CLK_UNHALTED.THREAD</text:span></text:p>
        </text:list-item>
        <text:list-item>
          <text:p text:style-name="P30"><text:span text:style-name="T3">ICACHE_16B.IFDATA_STALL:c1:e1</text:span></text:p>
        </text:list-item>
        <text:list-item>
          <text:p text:style-name="P30"><text:span text:style-name="T3">ICACHE_64B.IFTAG_STALL</text:span></text:p>
        </text:list-item>
        <text:list-item>
          <text:p text:style-name="P30"><text:span text:style-name="T3">DTLB_LOAD_MISSES.WALK_COMPLETED_2M_4M</text:span></text:p>
        </text:list-item>
        <text:list-item>
          <text:p text:style-name="P30"><text:span text:style-name="T3">UNC_CHA_TOR_OCCUPANCY.IA_HIT:filter1=0x40433 </text:span><text:span text:style-name="T7">← Uncore event</text:span></text:p>
        </text:list-item>
        <text:list-item>
          <text:p text:style-name="P30"><text:span text:style-name="T3">UNC_CHA_TOR_INSERTS.IA_HIT:filter1=0x40433 </text:span><text:span text:style-name="T7">← Uncore event</text:span></text:p>
        </text:list-item>
        <text:list-item>
          <text:p text:style-name="P30"><text:span text:style-name="T3">UNC_CHA_SNOOP_RESP.RSP_FWD_WB </text:span><text:span text:style-name="T7">← Uncore event</text:span></text:p>
        </text:list-item>
        <text:list-item>
          <text:p text:style-name="P30"><text:span text:style-name="T3">UNC_CHA_SNOOP_RESP.RSPIFWD </text:span><text:span text:style-name="T7">← Uncore event</text:span></text:p>
        </text:list-item>
        <text:list-item>
          <text:p text:style-name="P30"><text:span text:style-name="T3">UNC_M_CAS_COUNT.RD </text:span><text:span text:style-name="T7">← Uncore event</text:span></text:p>
        </text:list-item>
        <text:list-item>
          <text:p text:style-name="P30"><text:span text:style-name="T3">UNC_M_CAS_COUNT.WR </text:span><text:span text:style-name="T7">← Uncore event</text:span></text:p>
        </text:list-item>
        <text:list-item>
          <text:p text:style-name="P30"><text:span text:style-name="T3">FREERUN_PKG_ENERGY_STATUS</text:span></text:p>
        </text:list-item>
        <text:list-item>
          <text:p text:style-name="P30"><text:span text:style-name="T3">FREERUN_DRAM_ENERGY_STATUS</text:span></text:p>
        </text:list-item>
        <text:list-item>
          <text:p text:style-name="P30"><text:span text:style-name="T3">FREERUN_CORE_C3_RESIDENCY</text:span></text:p>
        </text:list-item>
        <text:list-item>
          <text:p text:style-name="P30"><text:span text:style-name="T3">FREERUN_CORE_C6_RESIDENCY</text:span></text:p>
        </text:list-item>
        <text:list-item>
          <text:p text:style-name="P30"><text:span text:style-name="T3">FREERUN_PKG_C2_RESIDENCY</text:span></text:p>
        </text:list-item>
        <text:list-item>
          <text:p text:style-name="P30"><text:span text:style-name="T3">FREERUN_PKG_C3_RESIDENCY</text:span></text:p>
        </text:list-item>
        <text:list-item>
          <text:p text:style-name="P30"><text:span text:style-name="T3">FREERUN_PKG_C6_RESIDENCY</text:span></text:p>
        </text:list-item>
      </text:list>
      <text:p text:style-name="P28"><text:span text:style-name="T3"/></text:p>
      <text:p text:style-name="P28"><text:span text:style-name="T3"/></text:p>
      <text:p text:style-name="P28"><text:span text:style-name="T3">17) Grupa siedemnasta:</text:span></text:p>
      <text:p text:style-name="P28"><text:span text:style-name="T3"/></text:p>
      <text:p text:style-name="P28"><text:span text:style-name="T3"/></text:p>
      <text:list xml:id="list1670651596" text:style-name="L30">
        <text:list-item>
          <text:p text:style-name="P31"><text:span text:style-name="T3">INST_RETIRED.ANY</text:span></text:p>
        </text:list-item>
        <text:list-item>
          <text:p text:style-name="P31"><text:span text:style-name="T3">CPU_CLK_UNHALTED.REF_TSC</text:span></text:p>
        </text:list-item>
        <text:list-item>
          <text:p text:style-name="P31"><text:soft-page-break/><text:span text:style-name="T3">CPU_CLK_UNHALTED.THREAD</text:span></text:p>
        </text:list-item>
        <text:list-item>
          <text:p text:style-name="P31"><text:span text:style-name="T3">ITLB_MISSES.WALK_COMPLETED</text:span></text:p>
        </text:list-item>
        <text:list-item>
          <text:p text:style-name="P31"><text:span text:style-name="T3">ITLB_MISSES.WALK_COMPLETED_4K</text:span></text:p>
        </text:list-item>
        <text:list-item>
          <text:p text:style-name="P31"><text:span text:style-name="T3">ITLB_MISSES.WALK_COMPLETED_2M_4M</text:span></text:p>
        </text:list-item>
        <text:list-item>
          <text:p text:style-name="P31"><text:span text:style-name="T3">UNC_CHA_TOR_INSERTS.IA_HIT:filter1=0x49033 </text:span><text:span text:style-name="T7">← Uncore event</text:span></text:p>
        </text:list-item>
        <text:list-item>
          <text:p text:style-name="P31"><text:span text:style-name="T3">UNC_CHA_TOR_INSERTS.IA_MISS:filter1=0x49033 </text:span><text:span text:style-name="T7">← Uncore event</text:span></text:p>
        </text:list-item>
        <text:list-item>
          <text:p text:style-name="P31"><text:span text:style-name="T3">UNC_CHA_SNOOP_RESP.RSPSFWD </text:span><text:span text:style-name="T7">← Uncore event</text:span></text:p>
        </text:list-item>
        <text:list-item>
          <text:p text:style-name="P31"><text:span text:style-name="T3">UNC_M_WPQ_INSERTS </text:span><text:span text:style-name="T7">← Uncore event</text:span></text:p>
        </text:list-item>
        <text:list-item>
          <text:p text:style-name="P31"><text:span text:style-name="T3">UNC_M_WPQ_OCCUPANCY </text:span><text:span text:style-name="T7">← Uncore event</text:span></text:p>
        </text:list-item>
        <text:list-item>
          <text:p text:style-name="P31"><text:span text:style-name="T3">UNC_M_RPQ_INSERTS </text:span><text:span text:style-name="T7">← Uncore event</text:span></text:p>
        </text:list-item>
        <text:list-item>
          <text:p text:style-name="P31"><text:span text:style-name="T3">UNC_M_RPQ_OCCUPANCY </text:span><text:span text:style-name="T7">← Uncore event</text:span></text:p>
        </text:list-item>
      </text:list>
      <text:p text:style-name="P28"><text:span text:style-name="T7"/></text:p>
      <text:p text:style-name="P28"><text:span text:style-name="T7"/></text:p>
      <text:p text:style-name="P28"><text:span text:style-name="T4">1</text:span><text:span text:style-name="T3">8) Grupa osiemnasta:</text:span></text:p>
      <text:p text:style-name="P28"><text:span text:style-name="T3"/></text:p>
      <text:p text:style-name="P28"><text:span text:style-name="T3"/></text:p>
      <text:list xml:id="list3859831394" text:style-name="L31">
        <text:list-item>
          <text:p text:style-name="P32"><text:span text:style-name="T3">INST_RETIRED.ANY</text:span></text:p>
        </text:list-item>
        <text:list-item>
          <text:p text:style-name="P32"><text:span text:style-name="T3">CPU_CLK_UNHALTED.REF_TSC</text:span></text:p>
        </text:list-item>
        <text:list-item>
          <text:p text:style-name="P32"><text:span text:style-name="T3">CPU_CLK_UNHALTED.THREAD</text:span></text:p>
        </text:list-item>
        <text:list-item>
          <text:p text:style-name="P32"><text:span text:style-name="T3">ITLB_MISSES.WALK_ACTIVE</text:span></text:p>
        </text:list-item>
        <text:list-item>
          <text:p text:style-name="P32"><text:span text:style-name="T3">DTLB_LOAD_MISSES.STLB_HIT</text:span></text:p>
        </text:list-item>
        <text:list-item>
          <text:p text:style-name="P32"><text:span text:style-name="T3">DTLB_LOAD_MISSES.WALK_ACTIVE</text:span></text:p>
        </text:list-item>
        <text:list-item>
          <text:p text:style-name="P32"><text:span text:style-name="T3">UNC_CHA_TOR_OCCUPANCY.IA_HIT:filter1=0x40033 </text:span><text:span text:style-name="T7">← Uncore event</text:span></text:p>
        </text:list-item>
        <text:list-item>
          <text:p text:style-name="P32"><text:span text:style-name="T3">UNC_CHA_TOR_INSERTS.IA_HIT:filter1=0x40033 </text:span><text:span text:style-name="T7">← Uncore event</text:span></text:p>
        </text:list-item>
        <text:list-item>
          <text:p text:style-name="P32"><text:span text:style-name="T3">UNC_M_CAS_COUNT.RD </text:span><text:span text:style-name="T7">← Uncore event</text:span></text:p>
        </text:list-item>
        <text:list-item>
          <text:p text:style-name="P32"><text:span text:style-name="T3">UNC_M_CAS_COUNT.WR </text:span><text:span text:style-name="T7">← Uncore event</text:span></text:p>
        </text:list-item>
      </text:list>
      <text:p text:style-name="P28"><text:span text:style-name="T7"/></text:p>
      <text:p text:style-name="P28"><text:span text:style-name="T7"/></text:p>
      <text:p text:style-name="P33"><text:span text:style-name="T4">1</text:span><text:span text:style-name="T3">9) Grupa dziewietnasta:</text:span></text:p>
      <text:p text:style-name="P33"><text:span text:style-name="T3"/></text:p>
      <text:p text:style-name="P33"><text:span text:style-name="T3"/></text:p>
      <text:list xml:id="list1001697218" text:style-name="L33">
        <text:list-item>
          <text:p text:style-name="P34"><text:span text:style-name="T3">INST_RETIRED.ANY</text:span></text:p>
        </text:list-item>
        <text:list-item>
          <text:p text:style-name="P34"><text:span text:style-name="T3">CPU_CLK_UNHALTED.REF_TSC</text:span></text:p>
        </text:list-item>
        <text:list-item>
          <text:p text:style-name="P34"><text:span text:style-name="T3">CPU_CLK_UNHALTED.THREAD</text:span></text:p>
        </text:list-item>
        <text:list-item>
          <text:p text:style-name="P34"><text:span text:style-name="T3">L1D_PEND_MISS.PENDING_CYCLES_ANY</text:span></text:p>
        </text:list-item>
        <text:list-item>
          <text:p text:style-name="P34"><text:span text:style-name="T3">MEM_INST_RETIRED.LOCK_LOADS</text:span></text:p>
        </text:list-item>
        <text:list-item>
          <text:p text:style-name="P34"><text:span text:style-name="T3">EXE_ACTIVITY.1_PORTS_UTIL</text:span></text:p>
        </text:list-item>
        <text:list-item>
          <text:p text:style-name="P34"><text:span text:style-name="T3">UNC_CHA_TOR_OCCUPANCY.IA_HIT:filter1=0x40233 </text:span><text:span text:style-name="T7">← Uncore event</text:span></text:p>
        </text:list-item>
        <text:list-item>
          <text:p text:style-name="P34"><text:span text:style-name="T3">UNC_CHA_TOR_INSERTS.IA_HIT:filter1=0x40233 </text:span><text:span text:style-name="T7">← Uncore event</text:span></text:p>
        </text:list-item>
        <text:list-item>
          <text:p text:style-name="P34"><text:span text:style-name="T3">UNC_CHA_SNOOP_RESP.RSPCNFLCTS </text:span><text:span text:style-name="T7">← Uncore event</text:span></text:p>
        </text:list-item>
      </text:list>
      <text:p text:style-name="P33"><text:span text:style-name="T7"/></text:p>
      <text:p text:style-name="P33"><text:span text:style-name="T7"/></text:p>
      <text:p text:style-name="P35"><text:span text:style-name="T4">2</text:span><text:span text:style-name="T3">0) Grupa dwudziesta:</text:span></text:p>
      <text:p text:style-name="P35"><text:span text:style-name="T3"/></text:p>
      <text:p text:style-name="P35"><text:span text:style-name="T3"/></text:p>
      <text:list xml:id="list433594035" text:style-name="L34">
        <text:list-item>
          <text:p text:style-name="P36"><text:span text:style-name="T3">INST_RETIRED.ANY</text:span></text:p>
        </text:list-item>
        <text:list-item>
          <text:p text:style-name="P36"><text:span text:style-name="T3">CPU_CLK_UNHALTED.REF_TSC</text:span></text:p>
        </text:list-item>
        <text:list-item>
          <text:p text:style-name="P36"><text:span text:style-name="T3">CPU_CLK_UNHALTED.THREAD</text:span></text:p>
        </text:list-item>
        <text:list-item>
          <text:p text:style-name="P36"><text:soft-page-break/><text:span text:style-name="T3">EXE_ACTIVITY.2_PORTS_UTIL</text:span></text:p>
        </text:list-item>
        <text:list-item>
          <text:p text:style-name="P36"><text:span text:style-name="T3">EXE_ACTIVITY.BOUND_ON_STORES</text:span></text:p>
        </text:list-item>
        <text:list-item>
          <text:p text:style-name="P36"><text:span text:style-name="T3">EXE_ACTIVITY.EXE_BOUND_0_PORTS</text:span></text:p>
        </text:list-item>
        <text:list-item>
          <text:p text:style-name="P36"><text:span text:style-name="T3">UNC_CHA_TOR_INSERTS.IA_MISS:filter1=0x40041e33 </text:span><text:span text:style-name="T7">← Uncore event</text:span></text:p>
        </text:list-item>
        <text:list-item>
          <text:p text:style-name="P36"><text:span text:style-name="T3">UNC_CHA_DIR_UPDATE.HA </text:span><text:span text:style-name="T7">← Uncore event</text:span></text:p>
        </text:list-item>
        <text:list-item>
          <text:p text:style-name="P36"><text:span text:style-name="T3">UNC_CHA_DIR_UPDATE.TOR </text:span><text:span text:style-name="T7">← Uncore event</text:span></text:p>
        </text:list-item>
        <text:list-item>
          <text:p text:style-name="P36"><text:span text:style-name="T3">UNC_M2M_DIRECTORY_UPDATE.ANY </text:span><text:span text:style-name="T7">← Uncore event</text:span></text:p>
        </text:list-item>
        <text:list-item>
          <text:p text:style-name="P36"><text:span text:style-name="T3">UNC_M_CAS_COUNT.RD </text:span><text:span text:style-name="T7">← Uncore event</text:span></text:p>
        </text:list-item>
        <text:list-item>
          <text:p text:style-name="P36"><text:span text:style-name="T3">UNC_M_CAS_COUNT.WR </text:span><text:span text:style-name="T7">← Uncore event</text:span></text:p>
        </text:list-item>
        <text:list-item>
          <text:p text:style-name="P36"><text:span text:style-name="T3">UNC_M_PRE_COUNT.RD:u0xc </text:span><text:span text:style-name="T7">← Uncore event</text:span></text:p>
        </text:list-item>
        <text:list-item>
          <text:p text:style-name="P36"><text:span text:style-name="T3">UNC_M_PRE_COUNT.PAGE_MISS </text:span><text:span text:style-name="T7">← Uncore event</text:span></text:p>
        </text:list-item>
        <text:list-item>
          <text:p text:style-name="P36"><text:span text:style-name="T3">UNC_UPI_TxL0P_POWER_CYCLES </text:span><text:span text:style-name="T7">← Uncore event</text:span></text:p>
        </text:list-item>
        <text:list-item>
          <text:p text:style-name="P36"><text:span text:style-name="T3">UNC_UPI_RxL0P_POWER_CYCLES </text:span><text:span text:style-name="T7">← Uncore event</text:span></text:p>
        </text:list-item>
      </text:list>
      <text:p text:style-name="P35"><text:span text:style-name="T7"/></text:p>
      <text:p text:style-name="P35"><text:span text:style-name="T4">2</text:span><text:span text:style-name="T3">1) Grupa dwudziesta pierwsza</text:span></text:p>
      <text:p text:style-name="P35"><text:span text:style-name="T3"/></text:p>
      <text:p text:style-name="P35"><text:span text:style-name="T3"/></text:p>
      <text:list xml:id="list1064665212" text:style-name="L36">
        <text:list-item>
          <text:p text:style-name="P37"><text:span text:style-name="T3">INST_RETIRED.ANY</text:span></text:p>
        </text:list-item>
        <text:list-item>
          <text:p text:style-name="P37"><text:span text:style-name="T3">CPU_CLK_UNHALTED.REF_TSC</text:span></text:p>
        </text:list-item>
        <text:list-item>
          <text:p text:style-name="P37"><text:span text:style-name="T3">CPU_CLK_UNHALTED.THREAD</text:span></text:p>
        </text:list-item>
        <text:list-item>
          <text:p text:style-name="P37"><text:span text:style-name="T3">DTLB_STORE_MISSES.STLB_HIT</text:span></text:p>
        </text:list-item>
        <text:list-item>
          <text:p text:style-name="P37"><text:span text:style-name="T3">DTLB_STORE_MISSES.WALK_ACTIVE</text:span></text:p>
        </text:list-item>
        <text:list-item>
          <text:p text:style-name="P37"><text:span text:style-name="T3">DSB2MITE_SWITCHES.PENALTY_CYCLES</text:span></text:p>
        </text:list-item>
        <text:list-item>
          <text:p text:style-name="P38"><text:span text:style-name="T3">UNC_CHA_TOR_INSERTS.IA_MISS:filter1=0x40e33 </text:span><text:span text:style-name="T7">← Uncore event</text:span></text:p>
        </text:list-item>
        <text:list-item>
          <text:p text:style-name="P38"><text:span text:style-name="T3">UNC_M_CAS_COUNT.RD </text:span><text:span text:style-name="T7">← Uncore event</text:span></text:p>
        </text:list-item>
        <text:list-item>
          <text:p text:style-name="P38"><text:span text:style-name="T3">UNC_M_CAS_COUNT.WR </text:span><text:span text:style-name="T7">← Uncore event</text:span></text:p>
        </text:list-item>
      </text:list>
      <text:p text:style-name="P39"><text:span text:style-name="T7"/></text:p>
      <text:p text:style-name="P39"><text:span text:style-name="T7"/></text:p>
      <text:p text:style-name="P40"><text:span text:style-name="T4">2</text:span><text:span text:style-name="T3">2) Grupa dwudziesta druga</text:span></text:p>
      <text:p text:style-name="P40"><text:span text:style-name="T3"/></text:p>
      <text:p text:style-name="P40"><text:span text:style-name="T3"/></text:p>
      <text:list xml:id="list1047010505" text:style-name="L37">
        <text:list-item>
          <text:p text:style-name="P41"><text:span text:style-name="T3">INST_RETIRED.ANY</text:span></text:p>
        </text:list-item>
        <text:list-item>
          <text:p text:style-name="P41"><text:span text:style-name="T3">CPU_CLK_UNHALTED.REF_TSC</text:span></text:p>
        </text:list-item>
        <text:list-item>
          <text:p text:style-name="P41"><text:span text:style-name="T3">CPU_CLK_UNHALTED.THREAD</text:span></text:p>
        </text:list-item>
        <text:list-item>
          <text:p text:style-name="P41"><text:span text:style-name="T3">MEM_LOAD_RETIRED.FB_HIT</text:span></text:p>
        </text:list-item>
        <text:list-item>
          <text:p text:style-name="P41"><text:span text:style-name="T3">CPU_CLK_THREAD_UNHALTED.ONE_THREAD_ACTIVE</text:span></text:p>
        </text:list-item>
        <text:list-item>
          <text:p text:style-name="P41"><text:span text:style-name="T3">CPU_CLK_THREAD_UNHALTED.REF_XCLK_ANY</text:span></text:p>
        </text:list-item>
        <text:list-item>
          <text:p text:style-name="P41"><text:span text:style-name="T3">UNC_M_CAS_COUNT.RD </text:span><text:span text:style-name="T7">← Uncore event</text:span></text:p>
        </text:list-item>
        <text:list-item>
          <text:p text:style-name="P41"><text:span text:style-name="T3">UNC_M_CAS_COUNT.WR </text:span><text:span text:style-name="T7">← Uncore event</text:span></text:p>
        </text:list-item>
        <text:list-item>
          <text:p text:style-name="P41"><text:span text:style-name="T3">UNC_UPI_TxL_FLITS.IDLE:u0x47 </text:span><text:span text:style-name="T7">← Uncore event</text:span></text:p>
        </text:list-item>
        <text:list-item>
          <text:p text:style-name="P41"><text:span text:style-name="T3">UNC_UPI_TxL_FLITS.ALL_NULL:u0x27 </text:span><text:span text:style-name="T7">← Uncore event</text:span></text:p>
        </text:list-item>
      </text:list>
      <text:p text:style-name="P40"><text:span text:style-name="T7"/></text:p>
      <text:p text:style-name="P40"><text:span text:style-name="T7"/></text:p>
      <text:p text:style-name="P40"><text:span text:style-name="T4">2</text:span><text:span text:style-name="T3">3) Grupa dwudziesta trzecia:</text:span></text:p>
      <text:p text:style-name="P40"><text:span text:style-name="T3"/></text:p>
      <text:p text:style-name="P40"><text:span text:style-name="T3"><text:s text:c="5"/></text:span></text:p>
      <text:list xml:id="list3389339080" text:style-name="L40">
        <text:list-item>
          <text:p text:style-name="P42"><text:span text:style-name="T3">INST_RETIRED.ANY</text:span></text:p>
        </text:list-item>
        <text:list-item>
          <text:p text:style-name="P42"><text:span text:style-name="T3">CPU_CLK_UNHALTED.REF_TSC</text:span></text:p>
        </text:list-item>
        <text:list-item>
          <text:p text:style-name="P42"><text:span text:style-name="T3">CPU_CLK_UNHALTED.THREAD</text:span></text:p>
        </text:list-item>
        <text:list-item>
          <text:p text:style-name="P42"><text:span text:style-name="T3">BR_INST_RETIRED.ALL_BRANCHES</text:span></text:p>
        </text:list-item>
        <text:list-item>
          <text:p text:style-name="P42"><text:soft-page-break/><text:span text:style-name="T3">BR_MISP_RETIRED.ALL_BRANCHES</text:span></text:p>
        </text:list-item>
        <text:list-item>
          <text:p text:style-name="P42"><text:span text:style-name="T3">L1D.REPLACEMENT</text:span></text:p>
        </text:list-item>
        <text:list-item>
          <text:p text:style-name="P42"><text:span text:style-name="T3">UNC_M_CAS_COUNT.RD_UNDERFILL <text:s/></text:span><text:span text:style-name="T7">← Uncore event</text:span></text:p>
        </text:list-item>
        <text:list-item>
          <text:p text:style-name="P42"><text:span text:style-name="T3">UNC_M_PMM_RPQ_INSERTS </text:span><text:span text:style-name="T7">← Uncore event</text:span></text:p>
        </text:list-item>
        <text:list-item>
          <text:p text:style-name="P42"><text:span text:style-name="T3">UNC_M_PMM_WPQ_INSERTS </text:span><text:span text:style-name="T7">← Uncore event</text:span></text:p>
        </text:list-item>
        <text:list-item>
          <text:p text:style-name="P42"><text:span text:style-name="T3">UNC_M_PMM_RPQ_OCCUPANCY.ALL </text:span><text:span text:style-name="T7">← Uncore event</text:span></text:p>
        </text:list-item>
      </text:list>
      <text:p text:style-name="P40"><text:span text:style-name="T7"/></text:p>
      <text:p text:style-name="P40"><text:span text:style-name="T7"/></text:p>
      <text:p text:style-name="P40"><text:span text:style-name="T7"/></text:p>
      <text:p text:style-name="P43"><text:span text:style-name="T4">2</text:span><text:span text:style-name="T3">4) Grupa dwudziesta czwarta:</text:span></text:p>
      <text:p text:style-name="P43"><text:span text:style-name="T3"/></text:p>
      <text:p text:style-name="P43"><text:span text:style-name="T3"/></text:p>
      <text:list xml:id="list3800492777" text:style-name="L41">
        <text:list-item>
          <text:p text:style-name="P44"><text:span text:style-name="T3">INST_RETIRED.ANY</text:span></text:p>
        </text:list-item>
        <text:list-item>
          <text:p text:style-name="P44"><text:span text:style-name="T3">CPU_CLK_UNHALTED.REF_TSC</text:span></text:p>
        </text:list-item>
        <text:list-item>
          <text:p text:style-name="P44"><text:span text:style-name="T3">CPU_CLK_UNHALTED.THREAD</text:span></text:p>
        </text:list-item>
        <text:list-item>
          <text:p text:style-name="P44"><text:span text:style-name="T3">L2_RQSTS.CODE_RD_MISS</text:span></text:p>
        </text:list-item>
        <text:list-item>
          <text:p text:style-name="P44"><text:span text:style-name="T3">L2_RQSTS.ALL_CODE_RD</text:span></text:p>
        </text:list-item>
        <text:list-item>
          <text:p text:style-name="P44"><text:span text:style-name="T3">L2_LINES_IN.ALL</text:span></text:p>
        </text:list-item>
        <text:list-item>
          <text:p text:style-name="P44"><text:span text:style-name="T3">UNC_CHA_REQUESTS.READS <text:s/></text:span><text:span text:style-name="T7">← Uncore event</text:span></text:p>
        </text:list-item>
        <text:list-item>
          <text:p text:style-name="P44"><text:span text:style-name="T3">UNC_CHA_REQUESTS.READS_LOCAL </text:span><text:span text:style-name="T7">← Uncore event</text:span></text:p>
        </text:list-item>
        <text:list-item>
          <text:p text:style-name="P44"><text:span text:style-name="T3">UNC_M_CAS_COUNT.RD </text:span><text:span text:style-name="T7">← Uncore event</text:span></text:p>
        </text:list-item>
        <text:list-item>
          <text:p text:style-name="P44"><text:span text:style-name="T3">UNC_M_CAS_COUNT.WR </text:span><text:span text:style-name="T7">← Uncore event</text:span></text:p>
        </text:list-item>
        <text:list-item>
          <text:p text:style-name="P44"><text:span text:style-name="T3">UNC_M2M_RxC_AD_INSERTS </text:span><text:span text:style-name="T7">← Uncore event</text:span></text:p>
        </text:list-item>
        <text:list-item>
          <text:p text:style-name="P44"><text:span text:style-name="T3">UNC_M2M_PREFCAM_INSERTS </text:span><text:span text:style-name="T7">← Uncore event</text:span></text:p>
        </text:list-item>
        <text:list-item>
          <text:p text:style-name="P44"><text:span text:style-name="T3">UNC_M2M_PREFCAM_DEMAND_PROMOTIONS </text:span><text:span text:style-name="T7">← Uncore event</text:span></text:p>
        </text:list-item>
        <text:list-item>
          <text:p text:style-name="P44"><text:span text:style-name="T3">UNC_M2M_DIRECT2UPI_TXN_OVERRIDE </text:span><text:span text:style-name="T7">← Uncore event</text:span></text:p>
        </text:list-item>
        <text:list-item>
          <text:p text:style-name="P44"><text:span text:style-name="T3">UNC_M3UPI_UPI_PREFETCH_SPAWN </text:span><text:span text:style-name="T7">← Uncore event</text:span></text:p>
        </text:list-item>
      </text:list>
      <text:p text:style-name="P43"><text:span text:style-name="T7"/></text:p>
      <text:p text:style-name="P43"><text:span text:style-name="T7"/></text:p>
      <text:p text:style-name="P43"><text:span text:style-name="T4">2</text:span><text:span text:style-name="T3">5) Grupa dwudziesta piata:</text:span></text:p>
      <text:p text:style-name="P43"><text:span text:style-name="T3"/></text:p>
      <text:p text:style-name="P43"><text:span text:style-name="T3"/></text:p>
      <text:p text:style-name="P43"><text:span text:style-name="T3"/></text:p>
      <text:list xml:id="list3003720381" text:style-name="L43">
        <text:list-item>
          <text:p text:style-name="P45"><text:span text:style-name="T3">INST_RETIRED.ANY</text:span></text:p>
        </text:list-item>
        <text:list-item>
          <text:p text:style-name="P45"><text:span text:style-name="T3">CPU_CLK_UNHALTED.REF_TSC</text:span></text:p>
        </text:list-item>
        <text:list-item>
          <text:p text:style-name="P45"><text:span text:style-name="T3">CPU_CLK_UNHALTED.THREAD</text:span></text:p>
        </text:list-item>
        <text:list-item>
          <text:p text:style-name="P45"><text:span text:style-name="T3">OFFCORE_REQUESTS_OUTSTANDING.CYCLES_WITH_DEMAND_RFO</text:span></text:p>
        </text:list-item>
        <text:list-item>
          <text:p text:style-name="P45"><text:span text:style-name="T3">OFFCORE_REQUESTS_OUTSTANDING.DEMAND_DATA_RD_GE_6</text:span></text:p>
        </text:list-item>
        <text:list-item>
          <text:p text:style-name="P45"><text:span text:style-name="T3">OFFCORE_REQUESTS_OUTSTANDING.L3_MISS_DEMAND_DATA_RD_GE_6</text:span></text:p>
        </text:list-item>
        <text:list-item>
          <text:p text:style-name="P45"><text:span text:style-name="T3">UNC_M2M_DIRECT2CORE_TXN_OVERRIDE </text:span><text:span text:style-name="T7">← Uncore </text:span><text:span text:style-name="T8">event</text:span></text:p>
        </text:list-item>
        <text:list-item>
          <text:p text:style-name="P45"><text:span text:style-name="T3">UNC_M2M_DIRECT2CORE_NOT_TAKEN_DIRSTATE </text:span><text:span text:style-name="T7">← Uncore </text:span><text:span text:style-name="T8">event</text:span></text:p>
        </text:list-item>
        <text:list-item>
          <text:p text:style-name="P45"><text:span text:style-name="T3">UNC_M_PMM_RPQ_INSERTS </text:span><text:span text:style-name="T7">← Uncore </text:span><text:span text:style-name="T8">event</text:span></text:p>
        </text:list-item>
        <text:list-item>
          <text:p text:style-name="P45"><text:span text:style-name="T3">UNC_M_PMM_WPQ_INSERTS </text:span><text:span text:style-name="T7">← Uncore </text:span><text:span text:style-name="T8">event</text:span></text:p>
        </text:list-item>
        <text:list-item>
          <text:p text:style-name="P45"><text:span text:style-name="T3">UNC_M_PMM_RPQ_OCCUPANCY.ALL </text:span><text:span text:style-name="T7">← Uncore </text:span><text:span text:style-name="T8">event</text:span></text:p>
        </text:list-item>
        <text:list-item>
          <text:p text:style-name="P45"><text:span text:style-name="T3">UNC_M_PMM_WPQ_OCCUPANCY.ALL </text:span><text:span text:style-name="T7">← Uncore </text:span><text:span text:style-name="T8">event</text:span></text:p>
        </text:list-item>
      </text:list>
      <text:p text:style-name="P43"><text:soft-page-break/><text:span text:style-name="T7"/></text:p>
      <text:p text:style-name="P43"><text:span text:style-name="T7"/></text:p>
      <text:p text:style-name="P46"><text:span text:style-name="T4">2</text:span><text:span text:style-name="T3">6) Grupa dwudziesta szosta:</text:span></text:p>
      <text:p text:style-name="P46"><text:span text:style-name="T3"/></text:p>
      <text:p text:style-name="P46"><text:span text:style-name="T3"/></text:p>
      <text:list xml:id="list4154523307" text:style-name="L44">
        <text:list-item>
          <text:p text:style-name="P47"><text:span text:style-name="T3">INST_RETIRED.ANY</text:span></text:p>
        </text:list-item>
        <text:list-item>
          <text:p text:style-name="P47"><text:span text:style-name="T3">CPU_CLK_UNHALTED.REF_TSC</text:span></text:p>
        </text:list-item>
        <text:list-item>
          <text:p text:style-name="P47"><text:span text:style-name="T3">CPU_CLK_UNHALTED.THREAD</text:span></text:p>
        </text:list-item>
        <text:list-item>
          <text:p text:style-name="P47"><text:span text:style-name="T3">OFFCORE_REQUESTS_OUTSTANDING.CYCLES_WITH_L3_MISS_DEMAND_DATA_RD</text:span></text:p>
        </text:list-item>
        <text:list-item>
          <text:p text:style-name="P47"><text:span text:style-name="T3">OFFCORE_REQUESTS_BUFFER.SQ_FULL</text:span></text:p>
        </text:list-item>
        <text:list-item>
          <text:p text:style-name="P47"><text:span text:style-name="T3">MEM_LOAD_L3_HIT_RETIRED.XSNP_HIT</text:span></text:p>
        </text:list-item>
        <text:list-item>
          <text:p text:style-name="P47"><text:span text:style-name="T3">UNC_M_CAS_COUNT.RD </text:span><text:span text:style-name="T7">← Uncore </text:span><text:span text:style-name="T6">event</text:span></text:p>
        </text:list-item>
        <text:list-item>
          <text:p text:style-name="P47"><text:span text:style-name="T3">UNC_M_CAS_COUNT.WR </text:span><text:span text:style-name="T7">← Uncore </text:span><text:span text:style-name="T6">event</text:span></text:p>
        </text:list-item>
        <text:list-item>
          <text:p text:style-name="P47"><text:span text:style-name="T3">UNC_M_POWER_CHANNEL_PPD </text:span><text:span text:style-name="T7">← Uncore </text:span><text:span text:style-name="T6">event</text:span></text:p>
        </text:list-item>
        <text:list-item>
          <text:p text:style-name="P47"><text:span text:style-name="T3">UNC_M_POWER_SELF_REFRESH </text:span><text:span text:style-name="T7">← Uncore </text:span><text:span text:style-name="T6">event</text:span></text:p>
        </text:list-item>
        <text:list-item>
          <text:p text:style-name="P47"><text:span text:style-name="T3">UNC_M2M_DIRECT2UPI_TAKEN </text:span><text:span text:style-name="T7">← Uncore </text:span><text:span text:style-name="T6">event</text:span></text:p>
        </text:list-item>
        <text:list-item>
          <text:p text:style-name="P47"><text:span text:style-name="T3">UNC_M2M_DIRECT2UPI_NOT_TAKEN_CREDITS </text:span><text:span text:style-name="T7">← Uncore </text:span><text:span text:style-name="T6">event</text:span></text:p>
        </text:list-item>
        <text:list-item>
          <text:p text:style-name="P47"><text:span text:style-name="T3">UNC_M2M_DIRECT2UPI_NOT_TAKEN_DIRSTATE </text:span><text:span text:style-name="T7">← Uncore </text:span><text:span text:style-name="T6">event</text:span></text:p>
        </text:list-item>
        <text:list-item>
          <text:p text:style-name="P47"><text:span text:style-name="T3">UNC_M2M_DIRECT2CORE_TAKEN </text:span><text:span text:style-name="T7">← Uncore </text:span><text:span text:style-name="T6">event</text:span></text:p>
        </text:list-item>
        <text:list-item>
          <text:p text:style-name="P47"><text:span text:style-name="T3">UNC_UPI_DIRECT_ATTEMPTS.D2C </text:span><text:span text:style-name="T7">← Uncore </text:span><text:span text:style-name="T6">event</text:span></text:p>
        </text:list-item>
        <text:list-item>
          <text:p text:style-name="P47"><text:span text:style-name="T3">UNC_UPI_DIRECT_ATTEMPTS.D2U </text:span><text:span text:style-name="T7">← Uncore </text:span><text:span text:style-name="T6">event</text:span></text:p>
        </text:list-item>
      </text:list>
      <text:p text:style-name="P46"><text:span text:style-name="T6"/></text:p>
      <text:p text:style-name="P46"><text:span text:style-name="T6"/></text:p>
      <text:p text:style-name="P46"><text:span text:style-name="T3">27) Grupa dwudziesta siodma:</text:span></text:p>
      <text:p text:style-name="P46"><text:span text:style-name="T3"/></text:p>
      <text:p text:style-name="P46"><text:span text:style-name="T3"/></text:p>
      <text:list xml:id="list2415958794" text:style-name="L45">
        <text:list-item>
          <text:p text:style-name="P48"><text:span text:style-name="T3">INST_RETIRED.ANY</text:span></text:p>
        </text:list-item>
        <text:list-item>
          <text:p text:style-name="P48"><text:span text:style-name="T3">CPU_CLK_UNHALTED.REF_TSC</text:span></text:p>
        </text:list-item>
        <text:list-item>
          <text:p text:style-name="P48"><text:span text:style-name="T3">CPU_CLK_UNHALTED.THREAD</text:span></text:p>
        </text:list-item>
        <text:list-item>
          <text:p text:style-name="P48"><text:span text:style-name="T3">MEM_LOAD_L3_HIT_RETIRED.XSNP_HITM</text:span></text:p>
        </text:list-item>
        <text:list-item>
          <text:p text:style-name="P48"><text:span text:style-name="T3">MEM_LOAD_L3_HIT_RETIRED.XSNP_MISS</text:span></text:p>
        </text:list-item>
        <text:list-item>
          <text:p text:style-name="P48"><text:span text:style-name="T3">UOPS_EXECUTED.CORE_CYCLES_NONE</text:span></text:p>
        </text:list-item>
        <text:list-item>
          <text:p text:style-name="P48"><text:span text:style-name="T3">UNC_CHA_LLC_VICTIMS.TOTAL_E </text:span><text:span text:style-name="T7">← Uncore </text:span><text:span text:style-name="T6">event</text:span></text:p>
        </text:list-item>
        <text:list-item>
          <text:p text:style-name="P48"><text:span text:style-name="T3">UNC_M2M_DIRECTORY_UPDATE.A2I </text:span><text:span text:style-name="T7">← Uncore </text:span><text:span text:style-name="T6">event</text:span></text:p>
        </text:list-item>
        <text:list-item>
          <text:p text:style-name="P48"><text:span text:style-name="T3">UNC_M2M_DIRECTORY_UPDATE.A2S </text:span><text:span text:style-name="T7">← Uncore </text:span><text:span text:style-name="T6">event</text:span></text:p>
        </text:list-item>
        <text:list-item>
          <text:p text:style-name="P48"><text:span text:style-name="T3">UNC_M2M_DIRECTORY_UPDATE.I2A </text:span><text:span text:style-name="T7">← Uncore </text:span><text:span text:style-name="T6">event</text:span></text:p>
        </text:list-item>
        <text:list-item>
          <text:p text:style-name="P48"><text:span text:style-name="T3">UNC_M2M_DIRECTORY_UPDATE.I2S </text:span><text:span text:style-name="T7">← Uncore </text:span><text:span text:style-name="T6">event</text:span></text:p>
        </text:list-item>
        <text:list-item>
          <text:p text:style-name="P48"><text:span text:style-name="T3">UNC_UPI_CLOCKTICKS </text:span><text:span text:style-name="T7">← Uncore </text:span><text:span text:style-name="T6">event</text:span></text:p>
        </text:list-item>
        <text:list-item>
          <text:p text:style-name="P48"><text:span text:style-name="T3">UNC_UPI_TxL_FLITS.ALL_DATA </text:span><text:span text:style-name="T7">← Uncore </text:span><text:span text:style-name="T6">event</text:span></text:p>
        </text:list-item>
        <text:list-item>
          <text:p text:style-name="P48"><text:span text:style-name="T3">UNC_UPI_TxL_FLITS.NON_DATA </text:span><text:span text:style-name="T7">← Uncore </text:span><text:span text:style-name="T6">event</text:span></text:p>
        </text:list-item>
        <text:list-item>
          <text:p text:style-name="P48"><text:span text:style-name="T3">UNC_UPI_L1_POWER_CYCLES </text:span><text:span text:style-name="T7">← Uncore </text:span><text:span text:style-name="T6">event</text:span></text:p>
        </text:list-item>
        <text:list-item>
          <text:p text:style-name="P48"><text:span text:style-name="T3">FREERUN_PKG_C6_RESIDENCY </text:span></text:p>
        </text:list-item>
      </text:list>
      <text:p text:style-name="P46"><text:span text:style-name="T3"/></text:p>
      <text:p text:style-name="P46"><text:span text:style-name="T3"/></text:p>
      <text:p text:style-name="P46"><text:span text:style-name="T3">28) Grupa dwudziesta osma:</text:span></text:p>
      <text:p text:style-name="P46"><text:span text:style-name="T3"/></text:p>
      <text:p text:style-name="P46"><text:span text:style-name="T3"/></text:p>
      <text:list xml:id="list308058283" text:style-name="L47">
        <text:list-item>
          <text:p text:style-name="P49"><text:span text:style-name="T3">INST_RETIRED.ANY</text:span></text:p>
        </text:list-item>
        <text:list-item>
          <text:p text:style-name="P49"><text:span text:style-name="T3">CPU_CLK_UNHALTED.REF_TSC</text:span></text:p>
        </text:list-item>
        <text:list-item>
          <text:p text:style-name="P49"><text:soft-page-break/><text:span text:style-name="T3">CPU_CLK_UNHALTED.THREAD</text:span></text:p>
        </text:list-item>
        <text:list-item>
          <text:p text:style-name="P49"><text:span text:style-name="T3">UOPS_EXECUTED.CORE_CYCLES_GE_1</text:span></text:p>
        </text:list-item>
        <text:list-item>
          <text:p text:style-name="P49"><text:span text:style-name="T3">UOPS_EXECUTED.CORE_CYCLES_GE_2</text:span></text:p>
        </text:list-item>
        <text:list-item>
          <text:p text:style-name="P49"><text:span text:style-name="T3">UOPS_EXECUTED.CORE_CYCLES_GE_3</text:span></text:p>
        </text:list-item>
        <text:list-item>
          <text:p text:style-name="P49"><text:span text:style-name="T3">UNC_CHA_TOR_INSERTS.IA_HIT:filter1=0x4b433 </text:span><text:span text:style-name="T7">← Uncore </text:span><text:span text:style-name="T6">event</text:span></text:p>
        </text:list-item>
        <text:list-item>
          <text:p text:style-name="P49"><text:span text:style-name="T3">UNC_CHA_TOR_INSERTS.IA_MISS:filter1=0x4b433 </text:span><text:span text:style-name="T7">← Uncore </text:span><text:span text:style-name="T6">event</text:span></text:p>
        </text:list-item>
        <text:list-item>
          <text:p text:style-name="P49"><text:span text:style-name="T3">UNC_CHA_LLC_VICTIMS.TOTAL_S </text:span><text:span text:style-name="T7">← Uncore </text:span><text:span text:style-name="T6">event</text:span></text:p>
        </text:list-item>
        <text:list-item>
          <text:p text:style-name="P49"><text:span text:style-name="T3">UNC_CHA_LLC_VICTIMS.TOTAL_F </text:span><text:span text:style-name="T7">← Uncore </text:span><text:span text:style-name="T6">event</text:span></text:p>
        </text:list-item>
        <text:list-item>
          <text:p text:style-name="P49"><text:span text:style-name="T3">UNC_M_CAS_COUNT.RD </text:span><text:span text:style-name="T7">← Uncore </text:span><text:span text:style-name="T6">event</text:span></text:p>
        </text:list-item>
        <text:list-item>
          <text:p text:style-name="P49"><text:span text:style-name="T3">UNC_M_CAS_COUNT.WR </text:span><text:span text:style-name="T7">← Uncore </text:span><text:span text:style-name="T6">event</text:span></text:p>
        </text:list-item>
      </text:list>
      <text:p text:style-name="P46"><text:span text:style-name="T6"/></text:p>
      <text:p text:style-name="P46"><text:span text:style-name="T6"/></text:p>
      <text:p text:style-name="P46"><text:span text:style-name="T3">29) Grupa dwudziesta dziewiata:</text:span></text:p>
      <text:p text:style-name="P46"><text:span text:style-name="T3"/></text:p>
      <text:p text:style-name="P46"><text:span text:style-name="T3"><text:s/></text:span></text:p>
      <text:list xml:id="list3169698799" text:style-name="L48">
        <text:list-item>
          <text:p text:style-name="P50"><text:span text:style-name="T3">INST_RETIRED.ANY:SUP</text:span></text:p>
        </text:list-item>
        <text:list-item>
          <text:p text:style-name="P50"><text:span text:style-name="T3">CPU_CLK_UNHALTED.REF_TSC:SUP</text:span></text:p>
        </text:list-item>
        <text:list-item>
          <text:p text:style-name="P50"><text:span text:style-name="T3">CPU_CLK_UNHALTED.THREAD:SUP</text:span></text:p>
        </text:list-item>
        <text:list-item>
          <text:p text:style-name="P50"><text:span text:style-name="T3">UNC_CHA_HITME_HIT.EX_RDS </text:span><text:span text:style-name="T7">← Uncore </text:span><text:span text:style-name="T6">event</text:span></text:p>
        </text:list-item>
        <text:list-item>
          <text:p text:style-name="P50"><text:span text:style-name="T3">UNC_CHA_TOR_INSERTS.IA_HIT:filter1=0x4b033 </text:span><text:span text:style-name="T7">← Uncore </text:span><text:span text:style-name="T6">event</text:span></text:p>
        </text:list-item>
        <text:list-item>
          <text:p text:style-name="P50"><text:span text:style-name="T3">UNC_CHA_TOR_INSERTS.IA_MISS:filter1=0x4b033 </text:span><text:span text:style-name="T7">← Uncore </text:span><text:span text:style-name="T6">event</text:span></text:p>
        </text:list-item>
        <text:list-item>
          <text:p text:style-name="P50"><text:span text:style-name="T3">UNC_CHA_LLC_VICTIMS.TOTAL_M </text:span><text:span text:style-name="T7">← Uncore </text:span><text:span text:style-name="T6">event</text:span></text:p>
        </text:list-item>
        <text:list-item>
          <text:p text:style-name="P50"><text:span text:style-name="T3">UNC_M_PMM_RPQ_INSERTS </text:span><text:span text:style-name="T7">← Uncore </text:span><text:span text:style-name="T6">event</text:span></text:p>
        </text:list-item>
        <text:list-item>
          <text:p text:style-name="P50"><text:span text:style-name="T3">UNC_M_PMM_WPQ_INSERTS </text:span><text:span text:style-name="T7">← Uncore </text:span><text:span text:style-name="T6">event</text:span></text:p>
        </text:list-item>
        <text:list-item>
          <text:p text:style-name="P50"><text:span text:style-name="T3">UNC_M_PMM_RPQ_OCCUPANCY.ALL </text:span><text:span text:style-name="T7">← Uncore </text:span><text:span text:style-name="T6">event</text:span></text:p>
        </text:list-item>
        <text:list-item>
          <text:p text:style-name="P50"><text:span text:style-name="T3">UNC_M_PMM_WPQ_OCCUPANCY.ALL </text:span><text:span text:style-name="T7">← Uncore </text:span><text:span text:style-name="T6">event</text:span></text:p>
        </text:list-item>
      </text:list>
      <text:p text:style-name="P46"><text:span text:style-name="T6"/></text:p>
      <text:p text:style-name="P46"><text:span text:style-name="T6"/></text:p>
      <text:p text:style-name="P46"><text:span text:style-name="T3">30) Grupa trzydziesta:</text:span></text:p>
      <text:p text:style-name="P46"><text:span text:style-name="T3"/></text:p>
      <text:p text:style-name="P46"><text:span text:style-name="T3"/></text:p>
      <text:p text:style-name="P46"><text:span text:style-name="T3"><text:s text:c="2"/></text:span></text:p>
      <text:list xml:id="list1557691971" text:style-name="L50">
        <text:list-item>
          <text:p text:style-name="P51"><text:span text:style-name="T3">INST_RETIRED.ANY</text:span></text:p>
        </text:list-item>
        <text:list-item>
          <text:p text:style-name="P51"><text:span text:style-name="T3">CPU_CLK_UNHALTED.REF_TSC</text:span></text:p>
        </text:list-item>
        <text:list-item>
          <text:p text:style-name="P51"><text:span text:style-name="T3">CPU_CLK_UNHALTED.THREAD</text:span></text:p>
        </text:list-item>
        <text:list-item>
          <text:p text:style-name="P51"><text:span text:style-name="T3">L2_LINES_OUT.NON_SILENT</text:span></text:p>
        </text:list-item>
        <text:list-item>
          <text:p text:style-name="P51"><text:span text:style-name="T3">L2_LINES_OUT.SILENT</text:span></text:p>
        </text:list-item>
        <text:list-item>
          <text:p text:style-name="P51"><text:span text:style-name="T3">IDI_MISC.WB_DOWNGRADE</text:span></text:p>
        </text:list-item>
        <text:list-item>
          <text:p text:style-name="P51"><text:span text:style-name="T3">UNC_CHA_TOR_INSERTS.IA_HIT:filter1=0x48e33 <text:s/></text:span><text:span text:style-name="T7">← Uncore </text:span><text:span text:style-name="T6">event</text:span></text:p>
        </text:list-item>
        <text:list-item>
          <text:p text:style-name="P51"><text:span text:style-name="T3">UNC_CHA_TOR_INSERTS.IA_MISS:filter1=0x48e33 </text:span><text:span text:style-name="T7">← Uncore </text:span><text:span text:style-name="T6">event</text:span><text:span text:style-name="T3"> <text:s text:c="3"/></text:span></text:p>
        </text:list-item>
        <text:list-item>
          <text:p text:style-name="P51"><text:span text:style-name="T3">UNC_M_CAS_COUNT.RD <text:s/></text:span><text:span text:style-name="T7">← Uncore </text:span><text:span text:style-name="T6">event</text:span></text:p>
        </text:list-item>
        <text:list-item>
          <text:p text:style-name="P51"><text:span text:style-name="T3">UNC_M_CAS_COUNT.WR <text:s/></text:span><text:span text:style-name="T7">← Uncore </text:span><text:span text:style-name="T6">event</text:span></text:p>
        </text:list-item>
      </text:list>
      <text:p text:style-name="P46"><text:span text:style-name="T6"/></text:p>
      <text:p text:style-name="P46"><text:soft-page-break/><text:span text:style-name="T6"/></text:p>
      <text:p text:style-name="P46"><text:span text:style-name="T6"/></text:p>
      <text:p text:style-name="P46"><text:span text:style-name="T6"/></text:p>
      <text:p text:style-name="P46"><text:span text:style-name="T3">31) Grupa trzydziesta pierwsza:</text:span></text:p>
      <text:p text:style-name="P46"><text:span text:style-name="T3"/></text:p>
      <text:p text:style-name="P46"><text:span text:style-name="T3"/></text:p>
      <text:list xml:id="list3341595309" text:style-name="L51">
        <text:list-item>
          <text:p text:style-name="P52"><text:span text:style-name="T3">INST_RETIRED.ANY</text:span></text:p>
        </text:list-item>
        <text:list-item>
          <text:p text:style-name="P52"><text:span text:style-name="T3">CPU_CLK_UNHALTED.REF_TSC</text:span></text:p>
        </text:list-item>
        <text:list-item>
          <text:p text:style-name="P52"><text:span text:style-name="T3">CPU_CLK_UNHALTED.THREAD</text:span></text:p>
        </text:list-item>
        <text:list-item>
          <text:p text:style-name="P52"><text:span text:style-name="T3">IDI_MISC.WB_UPGRADE</text:span></text:p>
        </text:list-item>
        <text:list-item>
          <text:p text:style-name="P52"><text:span text:style-name="T3">L2_LINES_IN.ALL</text:span></text:p>
        </text:list-item>
        <text:list-item>
          <text:p text:style-name="P52"><text:span text:style-name="T3">L2_LINES_OUT.USELESS_HWPF</text:span></text:p>
        </text:list-item>
        <text:list-item>
          <text:p text:style-name="P53"><text:span text:style-name="T3">UNC_M2M_IMC_WRITES.NI </text:span><text:span text:style-name="T7">← Uncore </text:span><text:span text:style-name="T6">event</text:span></text:p>
        </text:list-item>
        <text:list-item>
          <text:p text:style-name="P53"><text:span text:style-name="T3">UNC_M2M_TAG_HIT.NM_RD_HIT_CLEAN </text:span><text:span text:style-name="T7">← Uncore </text:span><text:span text:style-name="T6">event</text:span></text:p>
        </text:list-item>
        <text:list-item>
          <text:p text:style-name="P53"><text:span text:style-name="T3">UNC_M2M_TAG_HIT.NM_RD_HIT_DIRTY </text:span><text:span text:style-name="T7">← Uncore </text:span><text:span text:style-name="T6">event</text:span></text:p>
        </text:list-item>
      </text:list>
      <text:p text:style-name="P54"><text:span text:style-name="T6"/></text:p>
      <text:p text:style-name="P54"><text:span text:style-name="T6"/></text:p>
      <text:p text:style-name="P55"><text:span text:style-name="T3">32) Grupa trzydziesta druga:</text:span></text:p>
      <text:p text:style-name="P55"><text:span text:style-name="T3"/></text:p>
      <text:p text:style-name="P55"><text:span text:style-name="T3"/></text:p>
      <text:list xml:id="list2592922495" text:style-name="L52"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UOPS_EXECUTED.X87</text:span></text:p>
        </text:list-item>
        <text:list-item>
          <text:p text:style-name="P56"><text:span text:style-name="T3">MEM_LOAD_RETIRED.L2_MISS</text:span></text:p>
        </text:list-item>
        <text:list-item>
          <text:p text:style-name="P56"><text:span text:style-name="T3">OFFCORE_RESPONSE:request=ALL_READS:response=L3_HIT.HITM_OTHER_CORE</text:span></text:p>
        </text:list-item>
      </text:list>
      <text:p text:style-name="P55"><text:span text:style-name="T3"/></text:p>
      <text:p text:style-name="P55"><text:span text:style-name="T3">33) Grupa trzydziesta trzecia:</text:span></text:p>
      <text:p text:style-name="P55"><text:span text:style-name="T3"/></text:p>
      <text:list xml:id="list151958665544973" text:continue-numbering="true" text:style-name="L52"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OFFCORE_RESPONSE:request=ALL_READS:response=L3_HIT.HIT_OTHER_CORE_FWD</text:span></text:p>
        </text:list-item>
        <text:list-item>
          <text:p text:style-name="P56"><text:span text:style-name="T3">FRONTEND_RETIRED.STLB_MISS</text:span></text:p>
        </text:list-item>
        <text:list-item>
          <text:p text:style-name="P56"><text:span text:style-name="T3">ITLB_MISSES.WALK_PENDING:c1</text:span></text:p>
          <text:p text:style-name="P56"><text:span text:style-name="T3"/></text:p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OFFCORE_RESPONSE:request=ALL_READS:response=L3_MISS.REMOTE_HITM</text:span></text:p>
        </text:list-item>
        <text:list-item>
          <text:p text:style-name="P56"><text:span text:style-name="T3">OFFCORE_RESPONSE:request=ALL_READS:response=L3_MISS.REMOTE_HIT_FORWARD</text:span></text:p>
        </text:list-item>
        <text:list-item>
          <text:p text:style-name="P56"><text:span text:style-name="T3">CORE_SNOOP_RESPONSE.RSP_IHITI</text:span></text:p>
          <text:p text:style-name="P56"><text:span text:style-name="T3"/></text:p>
        </text:list-item>
        <text:list-item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oft-page-break/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CORE_SNOOP_RESPONSE.RSP_IHITFSE</text:span></text:p>
        </text:list-item>
        <text:list-item>
          <text:p text:style-name="P56"><text:span text:style-name="T3">MACHINE_CLEARS.COUNT</text:span></text:p>
        </text:list-item>
        <text:list-item>
          <text:p text:style-name="P56"><text:span text:style-name="T3">MACHINE_CLEARS.MEMORY_ORDERING</text:span></text:p>
          <text:p text:style-name="P56"><text:span text:style-name="T3"/></text:p>
        </text:list-item>
        <text:list-item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MACHINE_CLEARS.SMC</text:span></text:p>
        </text:list-item>
        <text:list-item>
          <text:p text:style-name="P56"><text:span text:style-name="T3">CORE_SNOOP_RESPONSE.RSP_SFWDFE</text:span></text:p>
        </text:list-item>
        <text:list-item>
          <text:p text:style-name="P56"><text:span text:style-name="T3">CORE_SNOOP_RESPONSE.RSP_SHITFSE</text:span></text:p>
          <text:p text:style-name="P56"><text:span text:style-name="T3"/></text:p>
        </text:list-item>
        <text:list-item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CORE_SNOOP_RESPONSE.RSP_SFWDM</text:span></text:p>
        </text:list-item>
        <text:list-item>
          <text:p text:style-name="P56"><text:span text:style-name="T3">CORE_SNOOP_RESPONSE.RSP_IFWDM</text:span></text:p>
        </text:list-item>
        <text:list-item>
          <text:p text:style-name="P56"><text:span text:style-name="T3">CORE_SNOOP_RESPONSE.RSP_IFWDFE</text:span></text:p>
          <text:p text:style-name="P56"><text:span text:style-name="T3"/></text:p>
        </text:list-item>
        <text:list-item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RS_EVENTS.EMPTY_CYCLES</text:span></text:p>
        </text:list-item>
        <text:list-item>
          <text:p text:style-name="P56"><text:span text:style-name="T3">RS_EVENTS.EMPTY_END</text:span></text:p>
        </text:list-item>
        <text:list-item>
          <text:p text:style-name="P56"><text:span text:style-name="T3">OFFCORE_REQUESTS.L3_MISS_DEMAND_DATA_RD</text:span></text:p>
          <text:p text:style-name="P56"><text:span text:style-name="T3"/></text:p>
        </text:list-item>
        <text:list-item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OFFCORE_REQUESTS_OUTSTANDING.L3_MISS_DEMAND_DATA_RD</text:span></text:p>
        </text:list-item>
        <text:list-item>
          <text:p text:style-name="P56"><text:span text:style-name="T3">UOPS_ISSUED.VECTOR_WIDTH_MISMATCH</text:span></text:p>
        </text:list-item>
        <text:list-item>
          <text:p text:style-name="P56"><text:span text:style-name="T3">SW_PREFETCH_ACCESS.NTA</text:span></text:p>
          <text:p text:style-name="P56"><text:span text:style-name="T3"/></text:p>
        </text:list-item>
        <text:list-item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CORE_POWER.LVL0_TURBO_LICENSE:u0x7</text:span></text:p>
        </text:list-item>
        <text:list-item>
          <text:p text:style-name="P56"><text:span text:style-name="T3">CORE_POWER.LVL1_TURBO_LICENSE:u0x18</text:span></text:p>
        </text:list-item>
        <text:list-item>
          <text:p text:style-name="P56"><text:span text:style-name="T3">CORE_POWER.LVL2_TURBO_LICENSE:u0x20</text:span></text:p>
          <text:p text:style-name="P56"><text:span text:style-name="T3"/></text:p>
        </text:list-item>
        <text:list-item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oft-page-break/><text:span text:style-name="T3">CORE_POWER.THROTTLE</text:span></text:p>
          <text:p text:style-name="P56"><text:span text:style-name="T3"/></text:p>
          <text:p text:style-name="P56"><text:span text:style-name="T3"/></text:p>
        </text:list-item>
        <text:list-item>
          <text:p text:style-name="P56"><text:span text:style-name="T3">INST_RETIRED.ANY</text:span></text:p>
        </text:list-item>
        <text:list-item>
          <text:p text:style-name="P56"><text:span text:style-name="T3">CPU_CLK_UNHALTED.REF_TSC</text:span></text:p>
        </text:list-item>
        <text:list-item>
          <text:p text:style-name="P56"><text:span text:style-name="T3">CPU_CLK_UNHALTED.THREAD</text:span></text:p>
        </text:list-item>
        <text:list-item>
          <text:p text:style-name="P56"><text:span text:style-name="T3">ITLB_MISSES.STLB_HIT</text:span></text:p>
        </text:list-item>
        <text:list-item>
          <text:p text:style-name="P56"><text:span text:style-name="T3">FRONTEND_RETIRED.ITLB_MISS</text:span></text:p>
          <text:p text:style-name="P56"><text:span text:style-name="T3"/></text:p>
        </text:list-item>
      </text:list>
      <text:p text:style-name="P55"><text:span text:style-name="T3"/></text:p>
      <text:list xml:id="list151959538606047" text:continue-list="list3341595309" text:style-name="L51">
        <text:list-header>
          <text:p text:style-name="P52"><text:span text:style-name="T3"/></text:p>
        </text:list-header>
      </text:list>
      <text:p text:style-name="P46"><text:span text:style-name="T3"><text:s text:c="49"/></text:span></text:p>
      <text:p text:style-name="P40"><text:span text:style-name="T3"><text:s text:c="40"/></text:span></text:p>
      <text:list xml:id="list151958422012704" text:continue-list="list433594035" text:style-name="L34">
        <text:list-header>
          <text:p text:style-name="P36"><text:span text:style-name="T7"/></text:p>
        </text:list-header>
      </text:list>
      <text:list xml:id="list151959956273058" text:continue-list="list829461267" text:style-name="L7">
        <text:list-header>
          <text:p text:style-name="P12"><text:span text:style-name="T3"><text:s/></text:span></text:p>
        </text:list-header>
      </text:list>
      <text:p text:style-name="P3"><text:span text:style-name="T6"/></text:p>
      <text:list xml:id="list3826644971" text:style-name="L4">
        <text:list-header>
          <text:p text:style-name="P5"/>
        </text:list-header>
      </text:list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10:35:04.270619489</meta:creation-date>
    <meta:generator>LibreOffice/6.0.7.3$Linux_X86_64 LibreOffice_project/00m0$Build-3</meta:generator>
    <dc:date>2021-08-06T15:19:57.598293719</dc:date>
    <meta:editing-duration>PT3H54M9S</meta:editing-duration>
    <meta:editing-cycles>9</meta:editing-cycles>
    <meta:document-statistic meta:table-count="0" meta:image-count="0" meta:object-count="0" meta:page-count="14" meta:paragraph-count="535" meta:word-count="1680" meta:character-count="16731" meta:non-whitespace-character-count="15895"/>
  </office:meta>
</office:document-meta>
</file>